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06pt solid #000000" fo:background-color="#b3cac7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style:vertical-align="middl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.999cm" svg:height="8.999cm" svg:x="92.342cm" svg:y="0.627cm">
            <draw:object draw:notify-on-update-of-ranges="Foglio1.Y11:Foglio1.Y13 Foglio1.Z10:Foglio1.Z10 Foglio1.Z11:Foglio1.Z13 Foglio1.AA10:Foglio1.AA10 Foglio1.AA11:Foglio1.AA13 Foglio1.AB10:Foglio1.AB10 Foglio1.AB11:Foglio1.AB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109.659cm" svg:y="0.627cm">
            <draw:object draw:notify-on-update-of-ranges="Foglio1.Y17:Foglio1.Y19 Foglio1.Z16:Foglio1.Z16 Foglio1.Z17:Foglio1.Z19 Foglio1.AA16:Foglio1.AA16 Foglio1.AA17:Foglio1.AA19 Foglio1.AB16:Foglio1.AB16 Foglio1.AB17:Foglio1.AB1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5.999cm" svg:height="8.999cm" svg:x="92.342cm" svg:y="12.473cm">
            <draw:object draw:notify-on-update-of-ranges="Foglio1.Y33:Foglio1.Y35 Foglio1.Z32:Foglio1.Z32 Foglio1.Z33:Foglio1.Z35 Foglio1.AA32:Foglio1.AA32 Foglio1.AA33:Foglio1.AA35 Foglio1.AB32:Foglio1.AB32 Foglio1.AB33:Foglio1.AB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1" draw:text-style-name="P1" svg:width="15.999cm" svg:height="8.999cm" svg:x="109.659cm" svg:y="12.473cm">
            <draw:object draw:notify-on-update-of-ranges="Foglio1.Y39:Foglio1.Y41 Foglio1.Z38:Foglio1.Z38 Foglio1.Z39:Foglio1.Z41 Foglio1.AA38:Foglio1.AA38 Foglio1.AA39:Foglio1.AA41 Foglio1.AB38:Foglio1.AB38 Foglio1.AB39:Foglio1.A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1" draw:text-style-name="P1" svg:width="15.999cm" svg:height="8.999cm" svg:x="92.342cm" svg:y="23.995cm">
            <draw:object draw:notify-on-update-of-ranges="Foglio1.Y55:Foglio1.Y57 Foglio1.Z54:Foglio1.Z54 Foglio1.Z55:Foglio1.Z57 Foglio1.AA54:Foglio1.AA54 Foglio1.AA55:Foglio1.AA57 Foglio1.AB54:Foglio1.AB54 Foglio1.AB55:Foglio1.AB5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5" draw:style-name="gr1" draw:text-style-name="P1" svg:width="15.999cm" svg:height="8.999cm" svg:x="109.659cm" svg:y="23.995cm">
            <draw:object draw:notify-on-update-of-ranges="Foglio1.Y61:Foglio1.Y63 Foglio1.Z60:Foglio1.Z60 Foglio1.Z61:Foglio1.Z63 Foglio1.AA60:Foglio1.AA60 Foglio1.AA61:Foglio1.AA63 Foglio1.AB60:Foglio1.AB60 Foglio1.AB61:Foglio1.AB63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6" draw:style-name="gr1" draw:text-style-name="P1" svg:width="15.999cm" svg:height="8.999cm" svg:x="127.334cm" svg:y="0.627cm">
            <draw:object draw:notify-on-update-of-ranges="Foglio1.Y5:Foglio1.Y7 Foglio1.Z4:Foglio1.Z4 Foglio1.Z5:Foglio1.Z7 Foglio1.AA4:Foglio1.AA4 Foglio1.AA5:Foglio1.AA7 Foglio1.AB4:Foglio1.AB4 Foglio1.AB5:Foglio1.AB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15.999cm" svg:height="8.999cm" svg:x="127.334cm" svg:y="12.473cm">
            <draw:object draw:notify-on-update-of-ranges="Foglio1.Y27:Foglio1.Y29 Foglio1.Z26:Foglio1.Z26 Foglio1.Z27:Foglio1.Z29 Foglio1.AA26:Foglio1.AA26 Foglio1.AA27:Foglio1.AA29 Foglio1.AB26:Foglio1.AB26 Foglio1.AB27:Foglio1.AB2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15.999cm" svg:height="8.999cm" svg:x="127.334cm" svg:y="23.995cm">
            <draw:object draw:notify-on-update-of-ranges="Foglio1.Y49:Foglio1.Y51 Foglio1.Z48:Foglio1.Z48 Foglio1.Z49:Foglio1.Z51 Foglio1.AA48:Foglio1.AA48 Foglio1.AA49:Foglio1.AA51 Foglio1.AB48:Foglio1.AB48 Foglio1.AB49:Foglio1.AB5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2" table:number-columns-repeated="3" table:default-cell-style-name="ce14"/>
        <table:table-column table:style-name="co1" table:default-cell-style-name="ce1"/>
        <table:table-column table:style-name="co3" table:default-cell-style-name="ce1"/>
        <table:table-column table:style-name="co2" table:number-columns-repeated="3" table:default-cell-style-name="ce1"/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3" table:default-cell-style-name="Default"/>
        <table:table-column table:style-name="co3" table:default-cell-style-name="ce28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row table:style-name="ro1">
          <table:table-cell table:number-columns-repeated="3"/>
          <table:table-cell table:style-name="ce1" table:number-columns-repeated="3"/>
          <table:table-cell table:number-columns-repeated="18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3" table:number-rows-spanned="1">
            <text:p>Processore: 8</text:p>
          </table:table-cell>
          <table:covered-table-cell table:number-columns-repeated="2" table:style-name="ce1"/>
          <table:table-cell table:number-columns-repeated="2"/>
          <table:table-cell table:style-name="ce22" office:value-type="string" calcext:value-type="string" table:number-columns-spanned="3" table:number-rows-spanned="1">
            <text:p>Processore: 4</text:p>
          </table:table-cell>
          <table:covered-table-cell table:number-columns-repeated="2"/>
          <table:table-cell table:number-columns-repeated="2"/>
          <table:table-cell table:style-name="ce23" office:value-type="string" calcext:value-type="string" table:number-columns-spanned="3" table:number-rows-spanned="1">
            <text:p>Processore: 2</text:p>
          </table:table-cell>
          <table:covered-table-cell table:number-columns-repeated="2"/>
          <table:table-cell table:number-columns-repeated="8"/>
          <table:table-cell table:style-name="Default"/>
          <table:table-cell table:number-columns-repeated="9"/>
        </table:table-row>
        <table:table-row table:style-name="ro2">
          <table:table-cell table:number-columns-repeated="3"/>
          <table:table-cell table:style-name="ce19" office:value-type="string" calcext:value-type="string" table:number-columns-spanned="3" table:number-rows-spanned="1">
            <text:p>Valori: 1000</text:p>
          </table:table-cell>
          <table:covered-table-cell table:number-columns-repeated="2" table:style-name="ce1"/>
          <table:table-cell table:number-columns-repeated="2"/>
          <table:table-cell table:style-name="ce19" office:value-type="string" calcext:value-type="string" table:number-columns-spanned="3" table:number-rows-spanned="1">
            <text:p>Valori: 1000</text:p>
          </table:table-cell>
          <table:covered-table-cell table:number-columns-repeated="2"/>
          <table:table-cell table:number-columns-repeated="2"/>
          <table:table-cell table:style-name="ce19" office:value-type="string" calcext:value-type="string" table:number-columns-spanned="3" table:number-rows-spanned="1">
            <text:p>Valori: 1000</text:p>
          </table:table-cell>
          <table:covered-table-cell table:number-columns-repeated="2"/>
          <table:table-cell table:number-columns-repeated="6"/>
          <table:table-cell table:style-name="ce25" office:value-type="string" calcext:value-type="string" table:number-columns-spanned="2" table:number-rows-spanned="17">
            <text:p>1000 valori</text:p>
          </table:table-cell>
          <table:covered-table-cell/>
          <table:table-cell table:style-name="ce12" office:value-type="string" calcext:value-type="string" table:number-columns-spanned="4" table:number-rows-spanned="1">
            <text:p>T(P)</text:p>
          </table:table-cell>
          <table:covered-table-cell table:number-columns-repeated="2" table:style-name="ce40"/>
          <table:covered-table-cell table:style-name="ce41"/>
          <table:table-cell table:number-columns-repeated="6"/>
        </table:table-row>
        <table:table-row table:style-name="ro3">
          <table:table-cell table:number-columns-repeated="2"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 table:number-columns-repeated="6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42" office:value-type="string" calcext:value-type="string">
            <text:p>Strategia 3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3" office:value-type="float" office:value="1" calcext:value-type="float">
            <text:p>1</text:p>
          </table:table-cell>
          <table:table-cell office:value-type="float" office:value="77.96" calcext:value-type="float">
            <text:p>77,96</text:p>
          </table:table-cell>
          <table:table-cell office:value-type="float" office:value="71.05" calcext:value-type="float">
            <text:p>71,05</text:p>
          </table:table-cell>
          <table:table-cell office:value-type="float" office:value="78.92" calcext:value-type="float">
            <text:p>78,9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.11" calcext:value-type="float">
            <text:p>80,11</text:p>
          </table:table-cell>
          <table:table-cell table:style-name="ce14" office:value-type="float" office:value="48.88" calcext:value-type="float">
            <text:p>48,88</text:p>
          </table:table-cell>
          <table:table-cell table:style-name="ce14" office:value-type="float" office:value="95.13" calcext:value-type="float">
            <text:p>95,13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.92" calcext:value-type="float">
            <text:p>42,92</text:p>
          </table:table-cell>
          <table:table-cell table:style-name="ce14" office:value-type="float" office:value="58.89" calcext:value-type="float">
            <text:p>58,89</text:p>
          </table:table-cell>
          <table:table-cell table:style-name="ce14" office:value-type="float" office:value="56.98" calcext:value-type="float">
            <text:p>56,98</text:p>
          </table:table-cell>
          <table:table-cell table:number-columns-repeated="6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3" office:value-type="float" office:value="84.875" calcext:value-type="float">
            <text:p>84,875</text:p>
          </table:table-cell>
          <table:table-cell table:style-name="ce13" office:value-type="float" office:value="88.365" calcext:value-type="float">
            <text:p>88,365</text:p>
          </table:table-cell>
          <table:table-cell table:style-name="ce43" office:value-type="float" office:value="129.0725" calcext:value-type="float">
            <text:p>129,072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float" office:value="81.06" calcext:value-type="float">
            <text:p>81,06</text:p>
          </table:table-cell>
          <table:table-cell office:value-type="float" office:value="69.86" calcext:value-type="float">
            <text:p>69,86</text:p>
          </table:table-cell>
          <table:table-cell office:value-type="float" office:value="181.91" calcext:value-type="float">
            <text:p>181,91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78.92" calcext:value-type="float">
            <text:p>78,92</text:p>
          </table:table-cell>
          <table:table-cell table:style-name="ce14" office:value-type="float" office:value="49.83" calcext:value-type="float">
            <text:p>49,83</text:p>
          </table:table-cell>
          <table:table-cell table:style-name="ce14" office:value-type="float" office:value="57.94" calcext:value-type="float">
            <text:p>57,94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1.96" calcext:value-type="float">
            <text:p>41,96</text:p>
          </table:table-cell>
          <table:table-cell table:style-name="ce14" office:value-type="float" office:value="66.04" calcext:value-type="float">
            <text:p>66,04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6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7.77" calcext:value-type="float">
            <text:p>87,77</text:p>
          </table:table-cell>
          <table:table-cell table:style-name="ce14" office:value-type="float" office:value="52.125" calcext:value-type="float">
            <text:p>52,125</text:p>
          </table:table-cell>
          <table:table-cell table:style-name="ce43" office:value-type="float" office:value="67.6225" calcext:value-type="float">
            <text:p>67,622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3" calcext:value-type="float">
            <text:p>3</text:p>
          </table:table-cell>
          <table:table-cell office:value-type="float" office:value="83.21" calcext:value-type="float">
            <text:p>83,21</text:p>
          </table:table-cell>
          <table:table-cell office:value-type="float" office:value="68.19" calcext:value-type="float">
            <text:p>68,19</text:p>
          </table:table-cell>
          <table:table-cell office:value-type="float" office:value="73.91" calcext:value-type="float">
            <text:p>73,91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49.97" calcext:value-type="float">
            <text:p>149,97</text:p>
          </table:table-cell>
          <table:table-cell table:style-name="ce14" office:value-type="float" office:value="48.88" calcext:value-type="float">
            <text:p>48,88</text:p>
          </table:table-cell>
          <table:table-cell table:style-name="ce14" office:value-type="float" office:value="57.94" calcext:value-type="float">
            <text:p>57,94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61.99" calcext:value-type="float">
            <text:p>61,99</text:p>
          </table:table-cell>
          <table:table-cell table:style-name="ce14" office:value-type="float" office:value="66.04" calcext:value-type="float">
            <text:p>66,04</text:p>
          </table:table-cell>
          <table:table-cell table:number-columns-repeated="6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8.325" calcext:value-type="float">
            <text:p>38,325</text:p>
          </table:table-cell>
          <table:table-cell table:style-name="ce16" office:value-type="float" office:value="59.695" calcext:value-type="float">
            <text:p>59,695</text:p>
          </table:table-cell>
          <table:table-cell table:style-name="ce44" office:value-type="float" office:value="64.85" calcext:value-type="float">
            <text:p>64,8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4" calcext:value-type="float">
            <text:p>4</text:p>
          </table:table-cell>
          <table:table-cell office:value-type="float" office:value="77.96" calcext:value-type="float">
            <text:p>77,96</text:p>
          </table:table-cell>
          <table:table-cell office:value-type="float" office:value="74.86" calcext:value-type="float">
            <text:p>74,86</text:p>
          </table:table-cell>
          <table:table-cell office:value-type="float" office:value="79.15" calcext:value-type="float">
            <text:p>79,15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79.87" calcext:value-type="float">
            <text:p>79,87</text:p>
          </table:table-cell>
          <table:table-cell table:style-name="ce14" office:value-type="float" office:value="50.78" calcext:value-type="float">
            <text:p>50,78</text:p>
          </table:table-cell>
          <table:table-cell table:style-name="ce14" office:value-type="float" office:value="59.84" calcext:value-type="float">
            <text:p>59,8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44.82" calcext:value-type="float">
            <text:p>44,82</text:p>
          </table:table-cell>
          <table:table-cell table:style-name="ce14" office:value-type="float" office:value="57.94" calcext:value-type="float">
            <text:p>57,94</text:p>
          </table:table-cell>
          <table:table-cell table:style-name="ce14" office:value-type="float" office:value="61.99" calcext:value-type="float">
            <text:p>61,99</text:p>
          </table:table-cell>
          <table:table-cell/>
          <table:table-cell table:style-name="ce1" table:number-columns-repeated="5"/>
          <table:covered-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float" office:value="82.97" calcext:value-type="float">
            <text:p>82,97</text:p>
          </table:table-cell>
          <table:table-cell office:value-type="float" office:value="144" calcext:value-type="float">
            <text:p>144</text:p>
          </table:table-cell>
          <table:table-cell office:value-type="float" office:value="181.91" calcext:value-type="float">
            <text:p>181,91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0.11" calcext:value-type="float">
            <text:p>80,11</text:p>
          </table:table-cell>
          <table:table-cell table:style-name="ce14" office:value-type="float" office:value="49.83" calcext:value-type="float">
            <text:p>49,83</text:p>
          </table:table-cell>
          <table:table-cell table:style-name="ce14" office:value-type="float" office:value="59.13" calcext:value-type="float">
            <text:p>59,13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41.01" calcext:value-type="float">
            <text:p>41,01</text:p>
          </table:table-cell>
          <table:table-cell table:style-name="ce14" office:value-type="float" office:value="60.8" calcext:value-type="float">
            <text:p>60,8</text:p>
          </table:table-cell>
          <table:table-cell table:style-name="ce14" office:value-type="float" office:value="75.82" calcext:value-type="float">
            <text:p>75,82</text:p>
          </table:table-cell>
          <table:table-cell/>
          <table:table-cell table:style-name="ce1" table:number-columns-repeated="5"/>
          <table:covered-table-cell table:number-columns-repeated="2"/>
          <table:table-cell table:style-name="ce12" office:value-type="string" calcext:value-type="string" table:number-columns-spanned="4" table:number-rows-spanned="1">
            <text:p>Speedup</text:p>
          </table:table-cell>
          <table:covered-table-cell table:number-columns-repeated="3" table:style-name="ce1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6" calcext:value-type="float">
            <text:p>6</text:p>
          </table:table-cell>
          <table:table-cell office:value-type="float" office:value="77.96" calcext:value-type="float">
            <text:p>77,96</text:p>
          </table:table-cell>
          <table:table-cell office:value-type="float" office:value="56.03" calcext:value-type="float">
            <text:p>56,03</text:p>
          </table:table-cell>
          <table:table-cell office:value-type="float" office:value="79.87" calcext:value-type="float">
            <text:p>79,87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8.2" calcext:value-type="float">
            <text:p>78,2</text:p>
          </table:table-cell>
          <table:table-cell table:style-name="ce14" office:value-type="float" office:value="49.83" calcext:value-type="float">
            <text:p>49,83</text:p>
          </table:table-cell>
          <table:table-cell table:style-name="ce14" office:value-type="float" office:value="57.94" calcext:value-type="float">
            <text:p>57,94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34.09" calcext:value-type="float">
            <text:p>34,09</text:p>
          </table:table-cell>
          <table:table-cell table:style-name="ce14" office:value-type="float" office:value="60.08" calcext:value-type="float">
            <text:p>60,08</text:p>
          </table:table-cell>
          <table:table-cell table:style-name="ce14" office:value-type="float" office:value="67.95" calcext:value-type="float">
            <text:p>67,95</text:p>
          </table:table-cell>
          <table:table-cell/>
          <table:table-cell table:style-name="ce1" table:number-columns-repeated="5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7" calcext:value-type="float">
            <text:p>7</text:p>
          </table:table-cell>
          <table:table-cell office:value-type="float" office:value="120.88" calcext:value-type="float">
            <text:p>120,88</text:p>
          </table:table-cell>
          <table:table-cell office:value-type="float" office:value="70.1" calcext:value-type="float">
            <text:p>70,1</text:p>
          </table:table-cell>
          <table:table-cell office:value-type="float" office:value="180.96" calcext:value-type="float">
            <text:p>180,96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78.92" calcext:value-type="float">
            <text:p>78,92</text:p>
          </table:table-cell>
          <table:table-cell table:style-name="ce14" office:value-type="float" office:value="69.86" calcext:value-type="float">
            <text:p>69,86</text:p>
          </table:table-cell>
          <table:table-cell table:style-name="ce14" office:value-type="float" office:value="94.89" calcext:value-type="float">
            <text:p>94,89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32.9" calcext:value-type="float">
            <text:p>32,9</text:p>
          </table:table-cell>
          <table:table-cell table:style-name="ce14" office:value-type="float" office:value="54.84" calcext:value-type="float">
            <text:p>54,84</text:p>
          </table:table-cell>
          <table:table-cell table:style-name="ce14" office:value-type="float" office:value="62.94" calcext:value-type="float">
            <text:p>62,94</text:p>
          </table:table-cell>
          <table:table-cell/>
          <table:table-cell table:style-name="ce1" table:number-columns-repeated="5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table:formula="of:=[.S22]/[.Z5]" office:value-type="float" office:value="0.176966126656848" calcext:value-type="float">
            <text:p>0,176966126656848</text:p>
          </table:table-cell>
          <table:table-cell table:style-name="ce14" table:formula="of:=[.S22]/[.AA5]" office:value-type="float" office:value="0.169976800769535" calcext:value-type="float">
            <text:p>0,169976800769535</text:p>
          </table:table-cell>
          <table:table-cell table:style-name="ce14" table:formula="of:=[.S22]/[.AB5]" office:value-type="float" office:value="0.116368707509346" calcext:value-type="float">
            <text:p>0,116368707509346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77" calcext:value-type="float">
            <text:p>77</text:p>
          </table:table-cell>
          <table:table-cell table:style-name="ce16" office:value-type="float" office:value="152.83" calcext:value-type="float">
            <text:p>152,83</text:p>
          </table:table-cell>
          <table:table-cell table:style-name="ce16" office:value-type="float" office:value="175.95" calcext:value-type="float">
            <text:p>175,95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76.06" calcext:value-type="float">
            <text:p>76,06</text:p>
          </table:table-cell>
          <table:table-cell table:style-name="ce16" office:value-type="float" office:value="49.11" calcext:value-type="float">
            <text:p>49,11</text:p>
          </table:table-cell>
          <table:table-cell table:style-name="ce16" office:value-type="float" office:value="58.17" calcext:value-type="float">
            <text:p>58,1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32.9" calcext:value-type="float">
            <text:p>32,9</text:p>
          </table:table-cell>
          <table:table-cell table:style-name="ce16" office:value-type="float" office:value="56.98" calcext:value-type="float">
            <text:p>56,98</text:p>
          </table:table-cell>
          <table:table-cell table:style-name="ce16" office:value-type="float" office:value="60.08" calcext:value-type="float">
            <text:p>60,08</text:p>
          </table:table-cell>
          <table:table-cell/>
          <table:table-cell table:style-name="ce1" table:number-columns-repeated="5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table:formula="of:=[.S22]/[.Z6]" office:value-type="float" office:value="0.17112908738749" calcext:value-type="float">
            <text:p>0,17112908738749</text:p>
          </table:table-cell>
          <table:table-cell table:style-name="ce14" table:formula="of:=[.S22]/[.AA6]" office:value-type="float" office:value="0.288153477218225" calcext:value-type="float">
            <text:p>0,288153477218225</text:p>
          </table:table-cell>
          <table:table-cell table:style-name="ce14" table:formula="of:=[.S22]/[.AB6]" office:value-type="float" office:value="0.222115420163407" calcext:value-type="float">
            <text:p>0,222115420163407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0" table:formula="of:= AVERAGE([.D5:.D12])" office:value-type="float" office:value="84.875" calcext:value-type="float">
            <text:p>84,875</text:p>
          </table:table-cell>
          <table:table-cell table:style-name="ce20" table:formula="of:= AVERAGE([.E5:.E12])" office:value-type="float" office:value="88.365" calcext:value-type="float">
            <text:p>88,365</text:p>
          </table:table-cell>
          <table:table-cell table:style-name="ce20" table:formula="of:= AVERAGE([.F5:.F12])" office:value-type="float" office:value="129.0725" calcext:value-type="float">
            <text:p>129,0725</text:p>
          </table:table-cell>
          <table:table-cell table:number-columns-repeated="2"/>
          <table:table-cell table:style-name="ce20" table:formula="of:=AVERAGE([.I5:.I12])" office:value-type="float" office:value="87.77" calcext:value-type="float">
            <text:p>87,77</text:p>
          </table:table-cell>
          <table:table-cell table:style-name="ce20" table:formula="of:=AVERAGE([.J5:.J12])" office:value-type="float" office:value="52.125" calcext:value-type="float">
            <text:p>52,125</text:p>
          </table:table-cell>
          <table:table-cell table:style-name="ce20" table:formula="of:=AVERAGE([.K5:.K12])" office:value-type="float" office:value="67.6225" calcext:value-type="float">
            <text:p>67,6225</text:p>
          </table:table-cell>
          <table:table-cell table:number-columns-repeated="2"/>
          <table:table-cell table:style-name="ce20" table:formula="of:=AVERAGE([.N5:.N12])" office:value-type="float" office:value="38.325" calcext:value-type="float">
            <text:p>38,325</text:p>
          </table:table-cell>
          <table:table-cell table:style-name="ce20" table:formula="of:=AVERAGE([.O5:.O12])" office:value-type="float" office:value="59.695" calcext:value-type="float">
            <text:p>59,695</text:p>
          </table:table-cell>
          <table:table-cell table:style-name="ce20" table:formula="of:=AVERAGE([.P5:.P12])" office:value-type="float" office:value="64.85" calcext:value-type="float">
            <text:p>64,85</text:p>
          </table:table-cell>
          <table:table-cell/>
          <table:table-cell table:style-name="ce1" table:number-columns-repeated="5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table:formula="of:=[.S22]/[.Z7]" office:value-type="float" office:value="0.39191128506197" calcext:value-type="float">
            <text:p>0,39191128506197</text:p>
          </table:table-cell>
          <table:table-cell table:style-name="ce16" table:formula="of:=[.S22]/[.AA7]" office:value-type="float" office:value="0.251612362844459" calcext:value-type="float">
            <text:p>0,251612362844459</text:p>
          </table:table-cell>
          <table:table-cell table:style-name="ce16" table:formula="of:=[.S22]/[.AB7]" office:value-type="float" office:value="0.231611410948342" calcext:value-type="float">
            <text:p>0,231611410948342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2" office:value-type="string" calcext:value-type="string" table:number-columns-spanned="4" table:number-rows-spanned="1">
            <text:p>Efficienza</text:p>
          </table:table-cell>
          <table:covered-table-cell table:number-columns-repeated="3" table:style-name="ce12"/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table:formula="of:=[.Z11]/8" office:value-type="float" office:value="0.022120765832106" calcext:value-type="float">
            <text:p>0,022120765832106</text:p>
          </table:table-cell>
          <table:table-cell table:style-name="ce14" table:formula="of:=[.AA11]/8" office:value-type="float" office:value="0.0212471000961919" calcext:value-type="float">
            <text:p>0,021247100096192</text:p>
          </table:table-cell>
          <table:table-cell table:style-name="ce14" table:formula="of:=[.AB11]/8" office:value-type="float" office:value="0.0145460884386682" calcext:value-type="float">
            <text:p>0,014546088438668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3" table:number-rows-spanned="1">
            <text:p>Processore: 8</text:p>
          </table:table-cell>
          <table:covered-table-cell table:number-columns-repeated="2" table:style-name="ce1"/>
          <table:table-cell table:number-columns-repeated="2"/>
          <table:table-cell table:style-name="ce22" office:value-type="string" calcext:value-type="string" table:number-columns-spanned="3" table:number-rows-spanned="1">
            <text:p>Processore: 4</text:p>
          </table:table-cell>
          <table:covered-table-cell table:number-columns-repeated="2"/>
          <table:table-cell table:number-columns-repeated="2"/>
          <table:table-cell table:style-name="ce23" office:value-type="string" calcext:value-type="string" table:number-columns-spanned="3" table:number-rows-spanned="1">
            <text:p>Processore: 2</text:p>
          </table:table-cell>
          <table:covered-table-cell table:number-columns-repeated="2"/>
          <table:table-cell/>
          <table:table-cell table:style-name="ce1" table:number-columns-repeated="5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table:formula="of:=[.Z12]/4" office:value-type="float" office:value="0.0427822718468725" calcext:value-type="float">
            <text:p>0,042782271846873</text:p>
          </table:table-cell>
          <table:table-cell table:style-name="ce14" table:formula="of:=[.AA12]/4" office:value-type="float" office:value="0.0720383693045564" calcext:value-type="float">
            <text:p>0,072038369304556</text:p>
          </table:table-cell>
          <table:table-cell table:style-name="ce14" table:formula="of:=[.AB12]/4" office:value-type="float" office:value="0.0555288550408518" calcext:value-type="float">
            <text:p>0,05552885504085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string" calcext:value-type="string" table:number-columns-spanned="3" table:number-rows-spanned="1">
            <text:p>Valori: 100’000</text:p>
          </table:table-cell>
          <table:covered-table-cell table:number-columns-repeated="2" table:style-name="ce1"/>
          <table:table-cell table:number-columns-repeated="2"/>
          <table:table-cell table:style-name="ce19" office:value-type="string" calcext:value-type="string" table:number-columns-spanned="3" table:number-rows-spanned="1">
            <text:p>Valori: 100’000</text:p>
          </table:table-cell>
          <table:covered-table-cell table:number-columns-repeated="2"/>
          <table:table-cell table:number-columns-repeated="2"/>
          <table:table-cell table:style-name="ce19" office:value-type="string" calcext:value-type="string" table:number-columns-spanned="3" table:number-rows-spanned="1">
            <text:p>Valori: 100’000</text:p>
          </table:table-cell>
          <table:covered-table-cell table:number-columns-repeated="2"/>
          <table:table-cell/>
          <table:table-cell table:style-name="ce1" table:number-columns-repeated="5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table:formula="of:=[.Z13]/2" office:value-type="float" office:value="0.195955642530985" calcext:value-type="float">
            <text:p>0,195955642530985</text:p>
          </table:table-cell>
          <table:table-cell table:style-name="ce16" table:formula="of:=[.AA13]/2" office:value-type="float" office:value="0.12580618142223" calcext:value-type="float">
            <text:p>0,12580618142223</text:p>
          </table:table-cell>
          <table:table-cell table:style-name="ce16" table:formula="of:=[.AB13]/2" office:value-type="float" office:value="0.115805705474171" calcext:value-type="float">
            <text:p>0,115805705474171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1.1" calcext:value-type="float">
            <text:p>111,1</text:p>
          </table:table-cell>
          <table:table-cell table:style-name="ce13" office:value-type="float" office:value="184.06" calcext:value-type="float">
            <text:p>184,06</text:p>
          </table:table-cell>
          <table:table-cell table:style-name="ce13" office:value-type="float" office:value="213.86" calcext:value-type="float">
            <text:p>213,86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6.12" calcext:value-type="float">
            <text:p>126,12</text:p>
          </table:table-cell>
          <table:table-cell table:style-name="ce13" office:value-type="float" office:value="145.91" calcext:value-type="float">
            <text:p>145,91</text:p>
          </table:table-cell>
          <table:table-cell table:style-name="ce13" office:value-type="float" office:value="144.96" calcext:value-type="float">
            <text:p>144,96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22.92" calcext:value-type="float">
            <text:p>222,92</text:p>
          </table:table-cell>
          <table:table-cell table:style-name="ce13" office:value-type="float" office:value="242.95" calcext:value-type="float">
            <text:p>242,95</text:p>
          </table:table-cell>
          <table:table-cell table:style-name="ce13" office:value-type="float" office:value="238.9" calcext:value-type="float">
            <text:p>238,9</text:p>
          </table:table-cell>
          <table:table-cell/>
          <table:table-cell table:style-name="ce24" office:value-type="string" calcext:value-type="string" table:number-columns-spanned="1" table:number-rows-spanned="2">
            <text:p>1 processore</text:p>
          </table:table-cell>
          <table:table-cell table:style-name="ce12" office:value-type="string" calcext:value-type="string">
            <text:p>1’000</text:p>
          </table:table-cell>
          <table:table-cell table:style-name="ce12" office:value-type="string" calcext:value-type="string">
            <text:p>100’000</text:p>
          </table:table-cell>
          <table:table-cell table:style-name="ce12" office:value-type="string" calcext:value-type="string">
            <text:p>1’000’000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float" office:value="154.97" calcext:value-type="float">
            <text:p>154,97</text:p>
          </table:table-cell>
          <table:table-cell office:value-type="float" office:value="123.98" calcext:value-type="float">
            <text:p>123,98</text:p>
          </table:table-cell>
          <table:table-cell office:value-type="float" office:value="205.99" calcext:value-type="float">
            <text:p>205,99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5.89" calcext:value-type="float">
            <text:p>125,89</text:p>
          </table:table-cell>
          <table:table-cell table:style-name="ce14" office:value-type="float" office:value="147.1" calcext:value-type="float">
            <text:p>147,1</text:p>
          </table:table-cell>
          <table:table-cell table:style-name="ce14" office:value-type="float" office:value="145.91" calcext:value-type="float">
            <text:p>145,91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222.92" calcext:value-type="float">
            <text:p>222,92</text:p>
          </table:table-cell>
          <table:table-cell table:style-name="ce14" office:value-type="float" office:value="238.18" calcext:value-type="float">
            <text:p>238,18</text:p>
          </table:table-cell>
          <table:table-cell table:style-name="ce14" office:value-type="float" office:value="238.9" calcext:value-type="float">
            <text:p>238,9</text:p>
          </table:table-cell>
          <table:table-cell/>
          <table:covered-table-cell table:style-name="ce16"/>
          <table:table-cell table:style-name="ce16" office:value-type="float" office:value="15.02" calcext:value-type="float">
            <text:p>15,02</text:p>
          </table:table-cell>
          <table:table-cell table:style-name="ce16" office:value-type="float" office:value="455.40875" calcext:value-type="float">
            <text:p>455,40875</text:p>
          </table:table-cell>
          <table:table-cell table:style-name="ce16" office:value-type="float" office:value="3958.7375" calcext:value-type="float">
            <text:p>3958,7375</text:p>
          </table:table-cell>
          <table:table-cell table:style-name="ce1"/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3" calcext:value-type="float">
            <text:p>3</text:p>
          </table:table-cell>
          <table:table-cell office:value-type="float" office:value="109.91" calcext:value-type="float">
            <text:p>109,91</text:p>
          </table:table-cell>
          <table:table-cell office:value-type="float" office:value="182.15" calcext:value-type="float">
            <text:p>182,15</text:p>
          </table:table-cell>
          <table:table-cell office:value-type="float" office:value="104.9" calcext:value-type="float">
            <text:p>104,9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26.12" calcext:value-type="float">
            <text:p>126,12</text:p>
          </table:table-cell>
          <table:table-cell table:style-name="ce14" office:value-type="float" office:value="149.97" calcext:value-type="float">
            <text:p>149,97</text:p>
          </table:table-cell>
          <table:table-cell table:style-name="ce14" office:value-type="float" office:value="149.01" calcext:value-type="float">
            <text:p>149,01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247.02" calcext:value-type="float">
            <text:p>247,02</text:p>
          </table:table-cell>
          <table:table-cell table:style-name="ce14" office:value-type="float" office:value="244.86" calcext:value-type="float">
            <text:p>244,86</text:p>
          </table:table-cell>
          <table:table-cell table:style-name="ce14" office:value-type="float" office:value="241.99" calcext:value-type="float">
            <text:p>241,99</text:p>
          </table:table-cell>
          <table:table-cell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4" calcext:value-type="float">
            <text:p>4</text:p>
          </table:table-cell>
          <table:table-cell office:value-type="float" office:value="116.11" calcext:value-type="float">
            <text:p>116,11</text:p>
          </table:table-cell>
          <table:table-cell office:value-type="float" office:value="185.01" calcext:value-type="float">
            <text:p>185,01</text:p>
          </table:table-cell>
          <table:table-cell office:value-type="float" office:value="123.02" calcext:value-type="float">
            <text:p>123,02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5.89" calcext:value-type="float">
            <text:p>125,89</text:p>
          </table:table-cell>
          <table:table-cell table:style-name="ce14" office:value-type="float" office:value="146.87" calcext:value-type="float">
            <text:p>146,87</text:p>
          </table:table-cell>
          <table:table-cell table:style-name="ce14" office:value-type="float" office:value="144" calcext:value-type="float">
            <text:p>14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264.88" calcext:value-type="float">
            <text:p>264,88</text:p>
          </table:table-cell>
          <table:table-cell table:style-name="ce14" office:value-type="float" office:value="241.99" calcext:value-type="float">
            <text:p>241,99</text:p>
          </table:table-cell>
          <table:table-cell table:style-name="ce14" office:value-type="float" office:value="244.14" calcext:value-type="float">
            <text:p>244,14</text:p>
          </table:table-cell>
          <table:table-cell/>
          <table:table-cell table:style-name="ce1" table:number-columns-repeated="5"/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float" office:value="161.17" calcext:value-type="float">
            <text:p>161,17</text:p>
          </table:table-cell>
          <table:table-cell office:value-type="float" office:value="177.86" calcext:value-type="float">
            <text:p>177,86</text:p>
          </table:table-cell>
          <table:table-cell office:value-type="float" office:value="169.99" calcext:value-type="float">
            <text:p>169,99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25.89" calcext:value-type="float">
            <text:p>125,89</text:p>
          </table:table-cell>
          <table:table-cell table:style-name="ce14" office:value-type="float" office:value="147.1" calcext:value-type="float">
            <text:p>147,1</text:p>
          </table:table-cell>
          <table:table-cell table:style-name="ce14" office:value-type="float" office:value="144.96" calcext:value-type="float">
            <text:p>144,96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225.07" calcext:value-type="float">
            <text:p>225,07</text:p>
          </table:table-cell>
          <table:table-cell table:style-name="ce14" office:value-type="float" office:value="244.14" calcext:value-type="float">
            <text:p>244,14</text:p>
          </table:table-cell>
          <table:table-cell table:style-name="ce14" office:value-type="float" office:value="241.04" calcext:value-type="float">
            <text:p>241,04</text:p>
          </table:table-cell>
          <table:table-cell/>
          <table:table-cell table:style-name="ce1" table:number-columns-repeated="5"/>
          <table:table-cell table:style-name="ce26" office:value-type="string" calcext:value-type="string" table:number-columns-spanned="2" table:number-rows-spanned="17">
            <text:p>100’000 valori</text:p>
          </table:table-cell>
          <table:covered-table-cell/>
          <table:table-cell table:style-name="ce12" office:value-type="string" calcext:value-type="string" table:number-columns-spanned="4" table:number-rows-spanned="1">
            <text:p>T(P)</text:p>
          </table:table-cell>
          <table:covered-table-cell table:number-columns-repeated="3" table:style-name="ce12"/>
          <table:table-cell/>
          <table:table-cell table:style-name="ce28"/>
          <table:table-cell table:number-columns-repeated="4"/>
        </table:table-row>
        <table:table-row table:style-name="ro3">
          <table:table-cell table:number-columns-repeated="2"/>
          <table:table-cell table:style-name="ce14" office:value-type="float" office:value="6" calcext:value-type="float">
            <text:p>6</text:p>
          </table:table-cell>
          <table:table-cell office:value-type="float" office:value="111.1" calcext:value-type="float">
            <text:p>111,1</text:p>
          </table:table-cell>
          <table:table-cell office:value-type="float" office:value="182.87" calcext:value-type="float">
            <text:p>182,87</text:p>
          </table:table-cell>
          <table:table-cell office:value-type="float" office:value="226.97" calcext:value-type="float">
            <text:p>226,97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7.79" calcext:value-type="float">
            <text:p>127,79</text:p>
          </table:table-cell>
          <table:table-cell table:style-name="ce14" office:value-type="float" office:value="150.92" calcext:value-type="float">
            <text:p>150,92</text:p>
          </table:table-cell>
          <table:table-cell table:style-name="ce14" office:value-type="float" office:value="252.96" calcext:value-type="float">
            <text:p>252,96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222.92" calcext:value-type="float">
            <text:p>222,92</text:p>
          </table:table-cell>
          <table:table-cell table:style-name="ce14" office:value-type="float" office:value="249.15" calcext:value-type="float">
            <text:p>249,15</text:p>
          </table:table-cell>
          <table:table-cell table:style-name="ce14" office:value-type="float" office:value="239.85" calcext:value-type="float">
            <text:p>239,85</text:p>
          </table:table-cell>
          <table:table-cell/>
          <table:table-cell table:style-name="ce1" table:number-columns-repeated="5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35" table:number-columns-repeated="4"/>
          <table:table-cell/>
        </table:table-row>
        <table:table-row table:style-name="ro3">
          <table:table-cell table:number-columns-repeated="2"/>
          <table:table-cell table:style-name="ce14" office:value-type="float" office:value="7" calcext:value-type="float">
            <text:p>7</text:p>
          </table:table-cell>
          <table:table-cell office:value-type="float" office:value="113.96" calcext:value-type="float">
            <text:p>113,96</text:p>
          </table:table-cell>
          <table:table-cell office:value-type="float" office:value="183.11" calcext:value-type="float">
            <text:p>183,11</text:p>
          </table:table-cell>
          <table:table-cell office:value-type="float" office:value="205.99" calcext:value-type="float">
            <text:p>205,99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25.89" calcext:value-type="float">
            <text:p>125,89</text:p>
          </table:table-cell>
          <table:table-cell table:style-name="ce14" office:value-type="float" office:value="149.97" calcext:value-type="float">
            <text:p>149,97</text:p>
          </table:table-cell>
          <table:table-cell table:style-name="ce14" office:value-type="float" office:value="145.2" calcext:value-type="float">
            <text:p>145,2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229.12" calcext:value-type="float">
            <text:p>229,12</text:p>
          </table:table-cell>
          <table:table-cell table:style-name="ce14" office:value-type="float" office:value="244.14" calcext:value-type="float">
            <text:p>244,14</text:p>
          </table:table-cell>
          <table:table-cell table:style-name="ce14" office:value-type="float" office:value="239.85" calcext:value-type="float">
            <text:p>239,85</text:p>
          </table:table-cell>
          <table:table-cell/>
          <table:table-cell table:style-name="ce1" table:number-columns-repeated="5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129.7875" calcext:value-type="float">
            <text:p>129,7875</text:p>
          </table:table-cell>
          <table:table-cell table:style-name="ce14" office:value-type="float" office:value="174.76125" calcext:value-type="float">
            <text:p>174,76125</text:p>
          </table:table-cell>
          <table:table-cell table:style-name="ce14" office:value-type="float" office:value="175.115" calcext:value-type="float">
            <text:p>175,11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59.98" calcext:value-type="float">
            <text:p>159,98</text:p>
          </table:table-cell>
          <table:table-cell table:style-name="ce16" office:value-type="float" office:value="179.05" calcext:value-type="float">
            <text:p>179,05</text:p>
          </table:table-cell>
          <table:table-cell table:style-name="ce16" office:value-type="float" office:value="150.2" calcext:value-type="float">
            <text:p>150,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5.17" calcext:value-type="float">
            <text:p>125,17</text:p>
          </table:table-cell>
          <table:table-cell table:style-name="ce16" office:value-type="float" office:value="147.1" calcext:value-type="float">
            <text:p>147,1</text:p>
          </table:table-cell>
          <table:table-cell table:style-name="ce16" office:value-type="float" office:value="145.2" calcext:value-type="float">
            <text:p>145,2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266.08" calcext:value-type="float">
            <text:p>266,08</text:p>
          </table:table-cell>
          <table:table-cell table:style-name="ce16" office:value-type="float" office:value="246.05" calcext:value-type="float">
            <text:p>246,05</text:p>
          </table:table-cell>
          <table:table-cell table:style-name="ce16" office:value-type="float" office:value="238.9" calcext:value-type="float">
            <text:p>238,9</text:p>
          </table:table-cell>
          <table:table-cell/>
          <table:table-cell table:style-name="ce1" table:number-columns-repeated="5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26.095" calcext:value-type="float">
            <text:p>126,095</text:p>
          </table:table-cell>
          <table:table-cell table:style-name="ce14" office:value-type="float" office:value="148.1175" calcext:value-type="float">
            <text:p>148,1175</text:p>
          </table:table-cell>
          <table:table-cell table:style-name="ce14" office:value-type="float" office:value="159.025" calcext:value-type="float">
            <text:p>159,025</text:p>
          </table:table-cell>
          <table:table-cell table:number-columns-repeated="5"/>
          <table:table-cell office:value-type="string" calcext:value-type="string">
            <text:p><text:s/></text:p>
          </table:table-cell>
        </table:table-row>
        <table:table-row table:style-name="ro3">
          <table:table-cell table:number-columns-repeated="3"/>
          <table:table-cell table:style-name="ce20" table:formula="of:=AVERAGE([.D21:.D28])" office:value-type="float" office:value="129.7875" calcext:value-type="float">
            <text:p>129,7875</text:p>
          </table:table-cell>
          <table:table-cell table:style-name="ce20" table:formula="of:=AVERAGE([.E21:.E28])" office:value-type="float" office:value="174.76125" calcext:value-type="float">
            <text:p>174,76125</text:p>
          </table:table-cell>
          <table:table-cell table:style-name="ce20" table:formula="of:=AVERAGE([.F21:.F28])" office:value-type="float" office:value="175.115" calcext:value-type="float">
            <text:p>175,115</text:p>
          </table:table-cell>
          <table:table-cell table:number-columns-repeated="2"/>
          <table:table-cell table:style-name="ce20" table:formula="of:=AVERAGE([.I21:.I28])" office:value-type="float" office:value="126.095" calcext:value-type="float">
            <text:p>126,095</text:p>
          </table:table-cell>
          <table:table-cell table:style-name="ce20" table:formula="of:=AVERAGE([.J21:.J28])" office:value-type="float" office:value="148.1175" calcext:value-type="float">
            <text:p>148,1175</text:p>
          </table:table-cell>
          <table:table-cell table:style-name="ce20" table:formula="of:=AVERAGE([.K21:.K28])" office:value-type="float" office:value="159.025" calcext:value-type="float">
            <text:p>159,025</text:p>
          </table:table-cell>
          <table:table-cell table:number-columns-repeated="2"/>
          <table:table-cell table:style-name="ce20" table:formula="of:=AVERAGE([.N21:.N28])" office:value-type="float" office:value="237.61625" calcext:value-type="float">
            <text:p>237,61625</text:p>
          </table:table-cell>
          <table:table-cell table:style-name="ce20" table:formula="of:=AVERAGE([.O21:.O28])" office:value-type="float" office:value="243.9325" calcext:value-type="float">
            <text:p>243,9325</text:p>
          </table:table-cell>
          <table:table-cell table:style-name="ce20" table:formula="of:=AVERAGE([.P21:.P28])" office:value-type="float" office:value="240.44625" calcext:value-type="float">
            <text:p>240,44625</text:p>
          </table:table-cell>
          <table:table-cell/>
          <table:table-cell table:style-name="ce1" table:number-columns-repeated="5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37.61625" calcext:value-type="float">
            <text:p>237,61625</text:p>
          </table:table-cell>
          <table:table-cell table:style-name="ce16" office:value-type="float" office:value="243.9325" calcext:value-type="float">
            <text:p>243,9325</text:p>
          </table:table-cell>
          <table:table-cell table:style-name="ce16" office:value-type="float" office:value="240.44625" calcext:value-type="float">
            <text:p>240,4462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2" office:value-type="string" calcext:value-type="string" table:number-columns-spanned="4" table:number-rows-spanned="1">
            <text:p>Speedup</text:p>
          </table:table-cell>
          <table:covered-table-cell table:number-columns-repeated="3" table:style-name="ce1"/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28"/>
          <table:table-cell table:number-columns-repeated="4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table:formula="of:=[.T22]/[.Z27]" office:value-type="float" office:value="3.50887989983627" calcext:value-type="float">
            <text:p>3,50887989983627</text:p>
          </table:table-cell>
          <table:table-cell table:style-name="ce14" table:formula="of:=[.T22]/[.AA27]" office:value-type="float" office:value="2.60589089400539" calcext:value-type="float">
            <text:p>2,60589089400539</text:p>
          </table:table-cell>
          <table:table-cell table:style-name="ce14" table:formula="of:=[.T22]/[.AB27]" office:value-type="float" office:value="2.60062673100534" calcext:value-type="float">
            <text:p>2,60062673100534</text:p>
          </table:table-cell>
          <table:table-cell/>
          <table:table-cell table:style-name="ce35" table:number-columns-repeated="4"/>
          <table:table-cell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1"/>
          <table:table-cell table:style-name="ce1" table:number-columns-repeated="5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table:formula="of:=[.T22]/[.Z28]" office:value-type="float" office:value="3.61163210277965" calcext:value-type="float">
            <text:p>3,61163210277965</text:p>
          </table:table-cell>
          <table:table-cell table:style-name="ce14" table:formula="of:=[.T22]/[.AA28]" office:value-type="float" office:value="3.07464512971121" calcext:value-type="float">
            <text:p>3,07464512971121</text:p>
          </table:table-cell>
          <table:table-cell table:style-name="ce14" table:formula="of:=[.T22]/[.AB28]" office:value-type="float" office:value="2.8637556987895" calcext:value-type="float">
            <text:p>2,863755698789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7" office:value-type="string" calcext:value-type="string" table:number-columns-spanned="3" table:number-rows-spanned="1">
            <text:p>Processore: 8</text:p>
          </table:table-cell>
          <table:covered-table-cell table:number-columns-repeated="2" table:style-name="ce1"/>
          <table:table-cell table:number-columns-repeated="2"/>
          <table:table-cell table:style-name="ce22" office:value-type="string" calcext:value-type="string" table:number-columns-spanned="3" table:number-rows-spanned="1">
            <text:p>Processore: 4</text:p>
          </table:table-cell>
          <table:covered-table-cell table:number-columns-repeated="2"/>
          <table:table-cell table:number-columns-repeated="2"/>
          <table:table-cell table:style-name="ce23" office:value-type="string" calcext:value-type="string" table:number-columns-spanned="3" table:number-rows-spanned="1">
            <text:p>Processore: 2</text:p>
          </table:table-cell>
          <table:covered-table-cell table:number-columns-repeated="2"/>
          <table:table-cell/>
          <table:table-cell table:style-name="ce1" table:number-columns-repeated="5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table:formula="of:=[.T22]/[.Z29]" office:value-type="float" office:value="1.91657241455498" calcext:value-type="float">
            <text:p>1,91657241455498</text:p>
          </table:table-cell>
          <table:table-cell table:style-name="ce16" table:formula="of:=[.T22]/[.AA29]" office:value-type="float" office:value="1.86694577393336" calcext:value-type="float">
            <text:p>1,86694577393336</text:p>
          </table:table-cell>
          <table:table-cell table:style-name="ce16" table:formula="of:=[.T22]/[.AB29]" office:value-type="float" office:value="1.89401477461179" calcext:value-type="float">
            <text:p>1,89401477461179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9" office:value-type="string" calcext:value-type="string" table:number-columns-spanned="3" table:number-rows-spanned="1">
            <text:p>Valori: 1’000’000</text:p>
          </table:table-cell>
          <table:covered-table-cell table:number-columns-repeated="2" table:style-name="ce1"/>
          <table:table-cell table:number-columns-repeated="2"/>
          <table:table-cell table:style-name="ce19" office:value-type="string" calcext:value-type="string" table:number-columns-spanned="3" table:number-rows-spanned="1">
            <text:p>Valori: 1’000’000</text:p>
          </table:table-cell>
          <table:covered-table-cell table:number-columns-repeated="2"/>
          <table:table-cell table:number-columns-repeated="2"/>
          <table:table-cell table:style-name="ce19" office:value-type="string" calcext:value-type="string" table:number-columns-spanned="3" table:number-rows-spanned="1">
            <text:p>Valori: 1’000’000</text:p>
          </table:table-cell>
          <table:covered-table-cell table:number-columns-repeated="2"/>
          <table:table-cell/>
          <table:table-cell table:style-name="ce1" table:number-columns-repeated="5"/>
          <table:covered-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/>
          <table:table-cell table:style-name="ce12" office:value-type="string" calcext:value-type="string">
            <text:p>Prove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 table:number-columns-repeated="6"/>
          <table:covered-table-cell table:number-columns-repeated="2"/>
          <table:table-cell table:style-name="ce12" office:value-type="string" calcext:value-type="string" table:number-columns-spanned="4" table:number-rows-spanned="1">
            <text:p>Efficienza</text:p>
          </table:table-cell>
          <table:covered-table-cell table:number-columns-repeated="3" table:style-name="ce12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1" calcext:value-type="float">
            <text:p>1</text:p>
          </table:table-cell>
          <table:table-cell office:value-type="float" office:value="602.01" calcext:value-type="float">
            <text:p>602,01</text:p>
          </table:table-cell>
          <table:table-cell office:value-type="float" office:value="583.89" calcext:value-type="float">
            <text:p>583,89</text:p>
          </table:table-cell>
          <table:table-cell office:value-type="float" office:value="658.04" calcext:value-type="float">
            <text:p>658,0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65.97" calcext:value-type="float">
            <text:p>1065,97</text:p>
          </table:table-cell>
          <table:table-cell table:style-name="ce14" office:value-type="float" office:value="1059.06" calcext:value-type="float">
            <text:p>1059,06</text:p>
          </table:table-cell>
          <table:table-cell table:style-name="ce14" office:value-type="float" office:value="1060.01" calcext:value-type="float">
            <text:p>1060,0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426.15" calcext:value-type="float">
            <text:p>2426,15</text:p>
          </table:table-cell>
          <table:table-cell table:style-name="ce14" office:value-type="float" office:value="2012.97" calcext:value-type="float">
            <text:p>2012,97</text:p>
          </table:table-cell>
          <table:table-cell table:style-name="ce14" office:value-type="float" office:value="2042.06" calcext:value-type="float">
            <text:p>2042,06</text:p>
          </table:table-cell>
          <table:table-cell table:number-columns-repeated="6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float" office:value="586.03" calcext:value-type="float">
            <text:p>586,03</text:p>
          </table:table-cell>
          <table:table-cell office:value-type="float" office:value="606.06" calcext:value-type="float">
            <text:p>606,06</text:p>
          </table:table-cell>
          <table:table-cell office:value-type="float" office:value="643.01" calcext:value-type="float">
            <text:p>643,01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62.87" calcext:value-type="float">
            <text:p>1062,87</text:p>
          </table:table-cell>
          <table:table-cell table:style-name="ce14" office:value-type="float" office:value="1059.06" calcext:value-type="float">
            <text:p>1059,06</text:p>
          </table:table-cell>
          <table:table-cell table:style-name="ce14" office:value-type="float" office:value="1125.1" calcext:value-type="float">
            <text:p>1125,1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997.95" calcext:value-type="float">
            <text:p>1997,95</text:p>
          </table:table-cell>
          <table:table-cell table:style-name="ce14" office:value-type="float" office:value="2051.12" calcext:value-type="float">
            <text:p>2051,12</text:p>
          </table:table-cell>
          <table:table-cell table:style-name="ce14" office:value-type="float" office:value="2351.05" calcext:value-type="float">
            <text:p>2351,05</text:p>
          </table:table-cell>
          <table:table-cell table:number-columns-repeated="6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table:formula="of:=[.Z33]/8" office:value-type="float" office:value="0.438609987479534" calcext:value-type="float">
            <text:p>0,438609987479534</text:p>
          </table:table-cell>
          <table:table-cell table:style-name="ce14" table:formula="of:=[.AA33]/8" office:value-type="float" office:value="0.325736361750674" calcext:value-type="float">
            <text:p>0,325736361750674</text:p>
          </table:table-cell>
          <table:table-cell table:style-name="ce14" table:formula="of:=[.AB33]/8" office:value-type="float" office:value="0.325078341375667" calcext:value-type="float">
            <text:p>0,325078341375667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3" calcext:value-type="float">
            <text:p>3</text:p>
          </table:table-cell>
          <table:table-cell office:value-type="float" office:value="588.89" calcext:value-type="float">
            <text:p>588,89</text:p>
          </table:table-cell>
          <table:table-cell office:value-type="float" office:value="612.02" calcext:value-type="float">
            <text:p>612,02</text:p>
          </table:table-cell>
          <table:table-cell office:value-type="float" office:value="582.93" calcext:value-type="float">
            <text:p>582,93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65.02" calcext:value-type="float">
            <text:p>1065,02</text:p>
          </table:table-cell>
          <table:table-cell table:style-name="ce14" office:value-type="float" office:value="1064.78" calcext:value-type="float">
            <text:p>1064,78</text:p>
          </table:table-cell>
          <table:table-cell table:style-name="ce14" office:value-type="float" office:value="1127" calcext:value-type="float">
            <text:p>1127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14" office:value-type="float" office:value="1996.04" calcext:value-type="float">
            <text:p>1996,04</text:p>
          </table:table-cell>
          <table:table-cell table:style-name="ce14" office:value-type="float" office:value="2052.07" calcext:value-type="float">
            <text:p>2052,07</text:p>
          </table:table-cell>
          <table:table-cell table:style-name="ce14" office:value-type="float" office:value="2047.06" calcext:value-type="float">
            <text:p>2047,06</text:p>
          </table:table-cell>
          <table:table-cell table:number-columns-repeated="6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table:formula="of:=[.Z34]/4" office:value-type="float" office:value="0.902908025694913" calcext:value-type="float">
            <text:p>0,902908025694913</text:p>
          </table:table-cell>
          <table:table-cell table:style-name="ce14" table:formula="of:=[.AA34]/4" office:value-type="float" office:value="0.768661282427802" calcext:value-type="float">
            <text:p>0,768661282427802</text:p>
          </table:table-cell>
          <table:table-cell table:style-name="ce14" table:formula="of:=[.AB34]/4" office:value-type="float" office:value="0.715938924697375" calcext:value-type="float">
            <text:p>0,71593892469737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4" calcext:value-type="float">
            <text:p>4</text:p>
          </table:table-cell>
          <table:table-cell office:value-type="float" office:value="586.99" calcext:value-type="float">
            <text:p>586,99</text:p>
          </table:table-cell>
          <table:table-cell office:value-type="float" office:value="613.93" calcext:value-type="float">
            <text:p>613,93</text:p>
          </table:table-cell>
          <table:table-cell office:value-type="float" office:value="584.84" calcext:value-type="float">
            <text:p>584,8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67.16" calcext:value-type="float">
            <text:p>1067,16</text:p>
          </table:table-cell>
          <table:table-cell table:style-name="ce14" office:value-type="float" office:value="1060.01" calcext:value-type="float">
            <text:p>1060,01</text:p>
          </table:table-cell>
          <table:table-cell table:style-name="ce14" office:value-type="float" office:value="1299.14" calcext:value-type="float">
            <text:p>1299,14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14" office:value-type="float" office:value="2028.94" calcext:value-type="float">
            <text:p>2028,94</text:p>
          </table:table-cell>
          <table:table-cell table:style-name="ce14" office:value-type="float" office:value="2012.01" calcext:value-type="float">
            <text:p>2012,01</text:p>
          </table:table-cell>
          <table:table-cell table:style-name="ce14" office:value-type="float" office:value="2014.16" calcext:value-type="float">
            <text:p>2014,16</text:p>
          </table:table-cell>
          <table:table-cell table:number-columns-repeated="6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table:formula="of:=[.Z35]/2" office:value-type="float" office:value="0.958286207277491" calcext:value-type="float">
            <text:p>0,958286207277491</text:p>
          </table:table-cell>
          <table:table-cell table:style-name="ce16" table:formula="of:=[.AA35]/2" office:value-type="float" office:value="0.933472886966681" calcext:value-type="float">
            <text:p>0,933472886966681</text:p>
          </table:table-cell>
          <table:table-cell table:style-name="ce16" table:formula="of:=[.AB35]/2" office:value-type="float" office:value="0.947007387305895" calcext:value-type="float">
            <text:p>0,94700738730589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float" office:value="588.18" calcext:value-type="float">
            <text:p>588,18</text:p>
          </table:table-cell>
          <table:table-cell office:value-type="float" office:value="643.01" calcext:value-type="float">
            <text:p>643,01</text:p>
          </table:table-cell>
          <table:table-cell office:value-type="float" office:value="586.03" calcext:value-type="float">
            <text:p>586,03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66.92" calcext:value-type="float">
            <text:p>1066,92</text:p>
          </table:table-cell>
          <table:table-cell table:style-name="ce14" office:value-type="float" office:value="1060.01" calcext:value-type="float">
            <text:p>1060,01</text:p>
          </table:table-cell>
          <table:table-cell table:style-name="ce14" office:value-type="float" office:value="1127.96" calcext:value-type="float">
            <text:p>1127,96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2027.99" calcext:value-type="float">
            <text:p>2027,99</text:p>
          </table:table-cell>
          <table:table-cell table:style-name="ce14" office:value-type="float" office:value="2044.92" calcext:value-type="float">
            <text:p>2044,92</text:p>
          </table:table-cell>
          <table:table-cell table:style-name="ce14" office:value-type="float" office:value="2023.94" calcext:value-type="float">
            <text:p>2023,94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14" office:value-type="float" office:value="6" calcext:value-type="float">
            <text:p>6</text:p>
          </table:table-cell>
          <table:table-cell office:value-type="float" office:value="581.98" calcext:value-type="float">
            <text:p>581,98</text:p>
          </table:table-cell>
          <table:table-cell office:value-type="float" office:value="586.03" calcext:value-type="float">
            <text:p>586,03</text:p>
          </table:table-cell>
          <table:table-cell office:value-type="float" office:value="648.02" calcext:value-type="float">
            <text:p>648,02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89.13" calcext:value-type="float">
            <text:p>1289,13</text:p>
          </table:table-cell>
          <table:table-cell table:number-columns-repeated="2" table:style-name="ce14" office:value-type="float" office:value="1060.96" calcext:value-type="float">
            <text:p>1060,96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14" office:value-type="float" office:value="2025.13" calcext:value-type="float">
            <text:p>2025,13</text:p>
          </table:table-cell>
          <table:table-cell table:style-name="ce14" office:value-type="float" office:value="2044.92" calcext:value-type="float">
            <text:p>2044,92</text:p>
          </table:table-cell>
          <table:table-cell table:style-name="ce14" office:value-type="float" office:value="2044.2" calcext:value-type="float">
            <text:p>2044,2</text:p>
          </table:table-cell>
          <table:table-cell table:number-columns-repeated="18"/>
        </table:table-row>
        <table:table-row table:style-name="ro3">
          <table:table-cell table:number-columns-repeated="2"/>
          <table:table-cell table:style-name="ce14" office:value-type="float" office:value="7" calcext:value-type="float">
            <text:p>7</text:p>
          </table:table-cell>
          <table:table-cell office:value-type="float" office:value="586.99" calcext:value-type="float">
            <text:p>586,99</text:p>
          </table:table-cell>
          <table:table-cell office:value-type="float" office:value="611.07" calcext:value-type="float">
            <text:p>611,07</text:p>
          </table:table-cell>
          <table:table-cell office:value-type="float" office:value="643.97" calcext:value-type="float">
            <text:p>643,97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011.13" calcext:value-type="float">
            <text:p>1011,13</text:p>
          </table:table-cell>
          <table:table-cell table:style-name="ce14" office:value-type="float" office:value="1059.06" calcext:value-type="float">
            <text:p>1059,06</text:p>
          </table:table-cell>
          <table:table-cell table:style-name="ce14" office:value-type="float" office:value="1130.1" calcext:value-type="float">
            <text:p>1130,1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14" office:value-type="float" office:value="1993.89" calcext:value-type="float">
            <text:p>1993,89</text:p>
          </table:table-cell>
          <table:table-cell table:style-name="ce14" office:value-type="float" office:value="2050.88" calcext:value-type="float">
            <text:p>2050,88</text:p>
          </table:table-cell>
          <table:table-cell table:style-name="ce14" office:value-type="float" office:value="2147.91" calcext:value-type="float">
            <text:p>2147,91</text:p>
          </table:table-cell>
          <table:table-cell table:number-columns-repeated="8"/>
          <table:table-cell table:style-name="ce1"/>
          <table:table-cell table:number-columns-repeated="9"/>
        </table:table-row>
        <table:table-row table:style-name="ro3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583.89" calcext:value-type="float">
            <text:p>583,89</text:p>
          </table:table-cell>
          <table:table-cell table:style-name="ce16" office:value-type="float" office:value="580.07" calcext:value-type="float">
            <text:p>580,07</text:p>
          </table:table-cell>
          <table:table-cell table:style-name="ce16" office:value-type="float" office:value="549.07" calcext:value-type="float">
            <text:p>549,07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1070.98" calcext:value-type="float">
            <text:p>1070,98</text:p>
          </table:table-cell>
          <table:table-cell table:style-name="ce16" office:value-type="float" office:value="1056.91" calcext:value-type="float">
            <text:p>1056,91</text:p>
          </table:table-cell>
          <table:table-cell table:style-name="ce16" office:value-type="float" office:value="1124.14" calcext:value-type="float">
            <text:p>1124,14</text:p>
          </table:table-cell>
          <table:table-cell/>
          <table:table-cell table:style-name="ce16" office:value-type="float" office:value="8" calcext:value-type="float">
            <text:p>8</text:p>
          </table:table-cell>
          <table:table-cell table:style-name="ce16" office:value-type="float" office:value="2325.06" calcext:value-type="float">
            <text:p>2325,06</text:p>
          </table:table-cell>
          <table:table-cell table:style-name="ce16" office:value-type="float" office:value="2347.95" calcext:value-type="float">
            <text:p>2347,95</text:p>
          </table:table-cell>
          <table:table-cell table:style-name="ce16" office:value-type="float" office:value="2332.93" calcext:value-type="float">
            <text:p>2332,93</text:p>
          </table:table-cell>
          <table:table-cell table:number-columns-repeated="9"/>
          <table:table-cell table:style-name="ce28" table:number-columns-repeated="3"/>
          <table:table-cell table:number-columns-repeated="6"/>
        </table:table-row>
        <table:table-row table:style-name="ro4">
          <table:table-cell table:number-columns-repeated="3"/>
          <table:table-cell table:style-name="ce20" table:formula="of:=AVERAGE([.D38:.D45])" office:value-type="float" office:value="588.12" calcext:value-type="float">
            <text:p>588,12</text:p>
          </table:table-cell>
          <table:table-cell table:style-name="ce20" table:formula="of:=AVERAGE([.E38:.E45])" office:value-type="float" office:value="604.51" calcext:value-type="float">
            <text:p>604,51</text:p>
          </table:table-cell>
          <table:table-cell table:style-name="ce20" table:formula="of:=AVERAGE([.F38:.F45])" office:value-type="float" office:value="611.98875" calcext:value-type="float">
            <text:p>611,98875</text:p>
          </table:table-cell>
          <table:table-cell table:number-columns-repeated="2"/>
          <table:table-cell table:style-name="ce20" table:formula="of:=AVERAGE([.I38:.I45])" office:value-type="float" office:value="1087.3975" calcext:value-type="float">
            <text:p>1087,3975</text:p>
          </table:table-cell>
          <table:table-cell table:style-name="ce20" table:formula="of:=AVERAGE([.J38:.J45])" office:value-type="float" office:value="1059.98125" calcext:value-type="float">
            <text:p>1059,98125</text:p>
          </table:table-cell>
          <table:table-cell table:style-name="ce20" table:formula="of:=AVERAGE([.K38:.K45])" office:value-type="float" office:value="1131.80125" calcext:value-type="float">
            <text:p>1131,80125</text:p>
          </table:table-cell>
          <table:table-cell table:number-columns-repeated="2"/>
          <table:table-cell table:style-name="ce20" table:formula="of:=AVERAGE([.N38:.N45])" office:value-type="float" office:value="2102.64375" calcext:value-type="float">
            <text:p>2102,64375</text:p>
          </table:table-cell>
          <table:table-cell table:style-name="ce20" table:formula="of:=AVERAGE([.O38:.O45])" office:value-type="float" office:value="2077.105" calcext:value-type="float">
            <text:p>2077,105</text:p>
          </table:table-cell>
          <table:table-cell table:style-name="ce20" table:formula="of:=AVERAGE([.P38:.P45])" office:value-type="float" office:value="2125.41375" calcext:value-type="float">
            <text:p>2125,41375</text:p>
          </table:table-cell>
          <table:table-cell table:number-columns-repeated="18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6"/>
          <table:table-cell table:style-name="ce27" office:value-type="string" calcext:value-type="string" table:number-columns-spanned="2" table:number-rows-spanned="17">
            <text:p>1’000’000 valori</text:p>
          </table:table-cell>
          <table:covered-table-cell/>
          <table:table-cell table:style-name="ce12" office:value-type="string" calcext:value-type="string" table:number-columns-spanned="4" table:number-rows-spanned="1">
            <text:p>T(P)</text:p>
          </table:table-cell>
          <table:covered-table-cell table:number-columns-repeated="3" table:style-name="ce12"/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6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6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588.12" calcext:value-type="float">
            <text:p>588,12</text:p>
          </table:table-cell>
          <table:table-cell table:style-name="ce14" office:value-type="float" office:value="604.51" calcext:value-type="float">
            <text:p>604,51</text:p>
          </table:table-cell>
          <table:table-cell table:style-name="ce14" office:value-type="float" office:value="611.98875" calcext:value-type="float">
            <text:p>611,98875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6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1087.3975" calcext:value-type="float">
            <text:p>1087,3975</text:p>
          </table:table-cell>
          <table:table-cell table:style-name="ce14" office:value-type="float" office:value="1059.98125" calcext:value-type="float">
            <text:p>1059,98125</text:p>
          </table:table-cell>
          <table:table-cell table:style-name="ce14" office:value-type="float" office:value="1131.80125" calcext:value-type="float">
            <text:p>1131,80125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21" office:value-type="string" calcext:value-type="string" table:number-columns-spanned="3" table:number-rows-spanned="1">
            <text:p>Processore: 1</text:p>
          </table:table-cell>
          <table:covered-table-cell table:number-columns-repeated="2" table:style-name="ce1"/>
          <table:table-cell table:number-columns-repeated="16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102.64375" calcext:value-type="float">
            <text:p>2102,64375</text:p>
          </table:table-cell>
          <table:table-cell table:style-name="ce16" office:value-type="float" office:value="2077.105" calcext:value-type="float">
            <text:p>2077,105</text:p>
          </table:table-cell>
          <table:table-cell table:style-name="ce16" office:value-type="float" office:value="2125.41375" calcext:value-type="float">
            <text:p>2125,4137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2" office:value-type="string" calcext:value-type="string">
            <text:p>Prove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string" calcext:value-type="string">
            <text:p>100’000</text:p>
          </table:table-cell>
          <table:table-cell table:style-name="ce12" office:value-type="string" calcext:value-type="string">
            <text:p>1’000’000</text:p>
          </table:table-cell>
          <table:table-cell table:number-columns-repeated="16"/>
          <table:covered-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1" calcext:value-type="float">
            <text:p>1</text:p>
          </table:table-cell>
          <table:table-cell office:value-type="string" calcext:value-type="string">
            <text:p>15.02</text:p>
          </table:table-cell>
          <table:table-cell office:value-type="float" office:value="461.1" calcext:value-type="float">
            <text:p>461,1</text:p>
          </table:table-cell>
          <table:table-cell office:value-type="float" office:value="3947.02" calcext:value-type="float">
            <text:p>3947,02</text:p>
          </table:table-cell>
          <table:table-cell table:number-columns-repeated="16"/>
          <table:covered-table-cell table:number-columns-repeated="2"/>
          <table:table-cell table:style-name="ce12" office:value-type="string" calcext:value-type="string" table:number-columns-spanned="4" table:number-rows-spanned="1">
            <text:p>Speedup</text:p>
          </table:table-cell>
          <table:covered-table-cell table:number-columns-repeated="3" table:style-name="ce1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2" calcext:value-type="float">
            <text:p>2</text:p>
          </table:table-cell>
          <table:table-cell office:value-type="string" calcext:value-type="string">
            <text:p>18.12</text:p>
          </table:table-cell>
          <table:table-cell office:value-type="float" office:value="463.96" calcext:value-type="float">
            <text:p>463,96</text:p>
          </table:table-cell>
          <table:table-cell office:value-type="float" office:value="3944.16" calcext:value-type="float">
            <text:p>3944,16</text:p>
          </table:table-cell>
          <table:table-cell table:number-columns-repeated="16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3" calcext:value-type="float">
            <text:p>3</text:p>
          </table:table-cell>
          <table:table-cell office:value-type="string" calcext:value-type="string">
            <text:p>17.17</text:p>
          </table:table-cell>
          <table:table-cell office:value-type="float" office:value="470.16" calcext:value-type="float">
            <text:p>470,16</text:p>
          </table:table-cell>
          <table:table-cell office:value-type="float" office:value="3968" calcext:value-type="float">
            <text:p>3968</text:p>
          </table:table-cell>
          <table:table-cell table:number-columns-repeated="16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table:formula="of:=[.U22]/[.Z49]" office:value-type="float" office:value="6.73117305991975" calcext:value-type="float">
            <text:p>6,73117305991975</text:p>
          </table:table-cell>
          <table:table-cell table:style-name="ce14" table:formula="of:=[.U22]/[.AA49]" office:value-type="float" office:value="6.54867165142016" calcext:value-type="float">
            <text:p>6,54867165142016</text:p>
          </table:table-cell>
          <table:table-cell table:style-name="ce14" table:formula="of:=[.U22]/[.AB49]" office:value-type="float" office:value="6.46864423569878" calcext:value-type="float">
            <text:p>6,46864423569878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4" calcext:value-type="float">
            <text:p>4</text:p>
          </table:table-cell>
          <table:table-cell office:value-type="string" calcext:value-type="string">
            <text:p>14.07</text:p>
          </table:table-cell>
          <table:table-cell office:value-type="float" office:value="463.01" calcext:value-type="float">
            <text:p>463,01</text:p>
          </table:table-cell>
          <table:table-cell office:value-type="float" office:value="4026.94" calcext:value-type="float">
            <text:p>4026,94</text:p>
          </table:table-cell>
          <table:table-cell table:number-columns-repeated="16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table:formula="of:=[.U22]/[.Z50]" office:value-type="float" office:value="3.64056152418964" calcext:value-type="float">
            <text:p>3,64056152418964</text:p>
          </table:table-cell>
          <table:table-cell table:style-name="ce14" table:formula="of:=[.U22]/[.AA50]" office:value-type="float" office:value="3.73472408120427" calcext:value-type="float">
            <text:p>3,73472408120427</text:p>
          </table:table-cell>
          <table:table-cell table:style-name="ce14" table:formula="of:=[.U22]/[.AB50]" office:value-type="float" office:value="3.497732044385" calcext:value-type="float">
            <text:p>3,49773204438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string" calcext:value-type="string">
            <text:p>16.94</text:p>
          </table:table-cell>
          <table:table-cell office:value-type="float" office:value="463.96" calcext:value-type="float">
            <text:p>463,96</text:p>
          </table:table-cell>
          <table:table-cell office:value-type="float" office:value="3958.94" calcext:value-type="float">
            <text:p>3958,94</text:p>
          </table:table-cell>
          <table:table-cell table:number-columns-repeated="16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table:formula="of:=[.U22]/[.Z51]" office:value-type="float" office:value="1.88274285646344" calcext:value-type="float">
            <text:p>1,88274285646344</text:p>
          </table:table-cell>
          <table:table-cell table:style-name="ce16" table:formula="of:=[.U22]/[.AA51]" office:value-type="float" office:value="1.90589185428758" calcext:value-type="float">
            <text:p>1,90589185428758</text:p>
          </table:table-cell>
          <table:table-cell table:style-name="ce16" table:formula="of:=[.U22]/[.AB51]" office:value-type="float" office:value="1.86257264026828" calcext:value-type="float">
            <text:p>1,86257264026828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6" calcext:value-type="float">
            <text:p>6</text:p>
          </table:table-cell>
          <table:table-cell office:value-type="string" calcext:value-type="string">
            <text:p>16.93</text:p>
          </table:table-cell>
          <table:table-cell office:value-type="float" office:value="396.97" calcext:value-type="float">
            <text:p>396,97</text:p>
          </table:table-cell>
          <table:table-cell office:value-type="float" office:value="3942.01" calcext:value-type="float">
            <text:p>3942,01</text:p>
          </table:table-cell>
          <table:table-cell table:number-columns-repeated="16"/>
          <table:covered-table-cell table:number-columns-repeated="2"/>
          <table:table-cell table:style-name="ce1" table:number-columns-repeated="4"/>
          <table:table-cell table:number-columns-repeated="6"/>
        </table:table-row>
        <table:table-row table:style-name="ro3">
          <table:table-cell table:number-columns-repeated="2"/>
          <table:table-cell table:style-name="ce14" office:value-type="float" office:value="7" calcext:value-type="float">
            <text:p>7</text:p>
          </table:table-cell>
          <table:table-cell office:value-type="float" office:value="15.02" calcext:value-type="float">
            <text:p>15,02</text:p>
          </table:table-cell>
          <table:table-cell office:value-type="float" office:value="461.1" calcext:value-type="float">
            <text:p>461,1</text:p>
          </table:table-cell>
          <table:table-cell office:value-type="float" office:value="3923.89" calcext:value-type="float">
            <text:p>3923,89</text:p>
          </table:table-cell>
          <table:table-cell table:number-columns-repeated="16"/>
          <table:covered-table-cell table:number-columns-repeated="2"/>
          <table:table-cell table:style-name="ce12" office:value-type="string" calcext:value-type="string" table:number-columns-spanned="4" table:number-rows-spanned="1">
            <text:p>Efficienza</text:p>
          </table:table-cell>
          <table:covered-table-cell table:number-columns-repeated="3" table:style-name="ce12"/>
          <table:table-cell table:number-columns-repeated="6"/>
        </table:table-row>
        <table:table-row table:style-name="ro3">
          <table:table-cell table:number-columns-repeated="2"/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16.93</text:p>
          </table:table-cell>
          <table:table-cell table:style-name="ce16" office:value-type="float" office:value="463.01" calcext:value-type="float">
            <text:p>463,01</text:p>
          </table:table-cell>
          <table:table-cell table:style-name="ce16" office:value-type="float" office:value="3958.94" calcext:value-type="float">
            <text:p>3958,94</text:p>
          </table:table-cell>
          <table:table-cell table:number-columns-repeated="16"/>
          <table:covered-table-cell table:number-columns-repeated="2"/>
          <table:table-cell table:style-name="ce12" office:value-type="string" calcext:value-type="string">
            <text:p>Processori</text:p>
          </table:table-cell>
          <table:table-cell table:style-name="ce12" office:value-type="string" calcext:value-type="string">
            <text:p>Strategia 1</text:p>
          </table:table-cell>
          <table:table-cell table:style-name="ce12" office:value-type="string" calcext:value-type="string">
            <text:p>Strategia 2</text:p>
          </table:table-cell>
          <table:table-cell table:style-name="ce12" office:value-type="string" calcext:value-type="string">
            <text:p>Strategia 3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20" table:formula="of:=AVERAGE([.D53:.D60])" office:value-type="float" office:value="15.02" calcext:value-type="float">
            <text:p>15,02</text:p>
          </table:table-cell>
          <table:table-cell table:style-name="ce20" table:formula="of:=AVERAGE([.E53:.E60])" office:value-type="float" office:value="455.40875" calcext:value-type="float">
            <text:p>455,40875</text:p>
          </table:table-cell>
          <table:table-cell table:style-name="ce20" table:formula="of:=AVERAGE([.F53:.F60])" office:value-type="float" office:value="3958.7375" calcext:value-type="float">
            <text:p>3958,7375</text:p>
          </table:table-cell>
          <table:table-cell table:number-columns-repeated="16"/>
          <table:covered-table-cell table:number-columns-repeated="2"/>
          <table:table-cell table:style-name="ce14" office:value-type="float" office:value="8" calcext:value-type="float">
            <text:p>8</text:p>
          </table:table-cell>
          <table:table-cell table:style-name="ce14" table:formula="of:=[.Z55]/8" office:value-type="float" office:value="0.841396632489968" calcext:value-type="float">
            <text:p>0,841396632489968</text:p>
          </table:table-cell>
          <table:table-cell table:style-name="ce14" table:formula="of:=[.AA55]/8" office:value-type="float" office:value="0.81858395642752" calcext:value-type="float">
            <text:p>0,81858395642752</text:p>
          </table:table-cell>
          <table:table-cell table:style-name="ce14" table:formula="of:=[.AB55]/8" office:value-type="float" office:value="0.808580529462347" calcext:value-type="float">
            <text:p>0,808580529462347</text:p>
          </table:table-cell>
          <table:table-cell table:number-columns-repeated="6"/>
        </table:table-row>
        <table:table-row table:style-name="ro3">
          <table:table-cell table:number-columns-repeated="3"/>
          <table:table-cell table:style-name="ce1" table:number-columns-repeated="3"/>
          <table:table-cell table:number-columns-repeated="16"/>
          <table:covered-table-cell table:number-columns-repeated="2"/>
          <table:table-cell table:style-name="ce14" office:value-type="float" office:value="4" calcext:value-type="float">
            <text:p>4</text:p>
          </table:table-cell>
          <table:table-cell table:style-name="ce14" table:formula="of:=[.Z56]/4" office:value-type="float" office:value="0.910140381047409" calcext:value-type="float">
            <text:p>0,910140381047409</text:p>
          </table:table-cell>
          <table:table-cell table:style-name="ce14" table:formula="of:=[.AA56]/4" office:value-type="float" office:value="0.933681020301067" calcext:value-type="float">
            <text:p>0,933681020301067</text:p>
          </table:table-cell>
          <table:table-cell table:style-name="ce14" table:formula="of:=[.AB56]/4" office:value-type="float" office:value="0.87443301109625" calcext:value-type="float">
            <text:p>0,87443301109625</text:p>
          </table:table-cell>
          <table:table-cell table:number-columns-repeated="6"/>
        </table:table-row>
        <table:table-row table:style-name="ro3">
          <table:table-cell table:number-columns-repeated="2"/>
          <table:table-cell table:style-name="Default" table:number-columns-repeated="14"/>
          <table:table-cell table:number-columns-repeated="6"/>
          <table:covered-table-cell table:number-columns-repeated="2"/>
          <table:table-cell table:style-name="ce16" office:value-type="float" office:value="2" calcext:value-type="float">
            <text:p>2</text:p>
          </table:table-cell>
          <table:table-cell table:style-name="ce16" table:formula="of:=[.Z57]/2" office:value-type="float" office:value="0.94137142823172" calcext:value-type="float">
            <text:p>0,94137142823172</text:p>
          </table:table-cell>
          <table:table-cell table:style-name="ce16" table:formula="of:=[.AA57]/2" office:value-type="float" office:value="0.952945927143789" calcext:value-type="float">
            <text:p>0,952945927143789</text:p>
          </table:table-cell>
          <table:table-cell table:style-name="ce16" table:formula="of:=[.AB57]/2" office:value-type="float" office:value="0.931286320134138" calcext:value-type="float">
            <text:p>0,931286320134138</text:p>
          </table:table-cell>
          <table:table-cell table:number-columns-repeated="6"/>
        </table:table-row>
        <table:table-row table:style-name="ro1" table:number-rows-repeated="20">
          <table:table-cell table:number-columns-repeated="2"/>
          <table:table-cell table:style-name="Default" table:number-columns-repeated="14"/>
          <table:table-cell table:number-columns-repeated="18"/>
        </table:table-row>
        <table:table-row table:style-name="ro1">
          <table:table-cell table:number-columns-repeated="2"/>
          <table:table-cell table:style-name="Default" table:number-columns-repeated="14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3" loext:min-decimal-places="13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22:52:16.276167654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0:13:44.568349514</meta:creation-date>
    <dc:date>2020-11-07T22:53:51.131346029</dc:date>
    <meta:editing-duration>PT9H36M26S</meta:editing-duration>
    <meta:editing-cycles>33</meta:editing-cycles>
    <meta:generator>LibreOffice/6.4.6.2$Linux_X86_64 LibreOffice_project/40$Build-2</meta:generator>
    <meta:document-statistic meta:table-count="1" meta:cell-count="573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Speed-up su 100'000 valori</text:p>
        </chart:title>
        <chart:legend chart:legend-position="end" svg:x="12.989cm" svg:y="3.703cm" style:legend-expansion="high" chart:style-name="ch3"/>
        <chart:plot-area chart:style-name="ch4" table:cell-range-address="Foglio1.Y32:Foglio1.AB35" chart:data-source-has-labels="both" svg:x="0.32cm" svg:y="1.275cm" svg:width="12.349cm" svg:height="6.564cm">
          <chartooo:coordinate-region svg:x="1.047cm" svg:y="1.474cm" svg:width="11.528cm" svg:height="5.718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33:Foglio1.Y35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glio1.Z33:Foglio1.Z35" chart:label-cell-address="Foglio1.Z32:Foglio1.Z32" chart:class="chart:line">
            <chart:data-point chart:repeated="3"/>
          </chart:series>
          <chart:series chart:style-name="ch9" chart:values-cell-range-address="Foglio1.AA33:Foglio1.AA35" chart:label-cell-address="Foglio1.AA32:Foglio1.AA32" chart:class="chart:line">
            <chart:data-point chart:repeated="3"/>
          </chart:series>
          <chart:series chart:style-name="ch10" chart:values-cell-range-address="Foglio1.AB33:Foglio1.AB35" chart:label-cell-address="Foglio1.AB32:Foglio1.AB32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32:Foglio1.Z32</svg:desc>
                </draw:g>
              </table:table-cell>
              <table:table-cell office:value-type="string">
                <text:p>Strategia 2</text:p>
                <draw:g>
                  <svg:desc>Foglio1.AA32:Foglio1.AA32</svg:desc>
                </draw:g>
              </table:table-cell>
              <table:table-cell office:value-type="string">
                <text:p>Strategia 3</text:p>
                <draw:g>
                  <svg:desc>Foglio1.AB32:Foglio1.AB32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33:Foglio1.Y35</svg:desc>
                </draw:g>
              </table:table-cell>
              <table:table-cell office:value-type="float" office:value="3.50887989983627">
                <text:p>3.50887989983627</text:p>
                <draw:g>
                  <svg:desc>Foglio1.Z33:Foglio1.Z35</svg:desc>
                </draw:g>
              </table:table-cell>
              <table:table-cell office:value-type="float" office:value="2.60589089400539">
                <text:p>2.60589089400539</text:p>
                <draw:g>
                  <svg:desc>Foglio1.AA33:Foglio1.AA35</svg:desc>
                </draw:g>
              </table:table-cell>
              <table:table-cell office:value-type="float" office:value="2.60062673100534">
                <text:p>2.60062673100534</text:p>
                <draw:g>
                  <svg:desc>Foglio1.AB33:Foglio1.AB35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1163210277965">
                <text:p>3.61163210277965</text:p>
              </table:table-cell>
              <table:table-cell office:value-type="float" office:value="3.07464512971121">
                <text:p>3.07464512971121</text:p>
              </table:table-cell>
              <table:table-cell office:value-type="float" office:value="2.8637556987895">
                <text:p>2.863755698789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657241455498">
                <text:p>1.91657241455498</text:p>
              </table:table-cell>
              <table:table-cell office:value-type="float" office:value="1.86694577393336">
                <text:p>1.86694577393336</text:p>
              </table:table-cell>
              <table:table-cell office:value-type="float" office:value="1.89401477461179">
                <text:p>1.89401477461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79cm" svg:y="0.316cm" chart:style-name="ch2">
          <text:p>Tempo di esecuzione per 1000 valori</text:p>
        </chart:title>
        <chart:legend chart:legend-position="end" svg:x="12.989cm" svg:y="3.703cm" style:legend-expansion="high" chart:style-name="ch3"/>
        <chart:plot-area chart:style-name="ch4" table:cell-range-address="Foglio1.Y4:Foglio1.AB7" chart:data-source-has-labels="both" svg:x="0.32cm" svg:y="1.275cm" svg:width="12.349cm" svg:height="6.564cm">
          <chartooo:coordinate-region svg:x="1.127cm" svg:y="1.474cm" svg:width="11.448cm" svg:height="5.718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5:Foglio1.Y7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glio1.Z5:Foglio1.Z7" chart:label-cell-address="Foglio1.Z4:Foglio1.Z4" chart:class="chart:line">
            <chart:data-point chart:repeated="3"/>
          </chart:series>
          <chart:series chart:style-name="ch9" chart:values-cell-range-address="Foglio1.AA5:Foglio1.AA7" chart:label-cell-address="Foglio1.AA4:Foglio1.AA4" chart:class="chart:line">
            <chart:data-point chart:repeated="3"/>
          </chart:series>
          <chart:series chart:style-name="ch10" chart:values-cell-range-address="Foglio1.AB5:Foglio1.AB7" chart:label-cell-address="Foglio1.AB4:Foglio1.AB4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4:Foglio1.Z4</svg:desc>
                </draw:g>
              </table:table-cell>
              <table:table-cell office:value-type="string">
                <text:p>Strategia 2</text:p>
                <draw:g>
                  <svg:desc>Foglio1.AA4:Foglio1.AA4</svg:desc>
                </draw:g>
              </table:table-cell>
              <table:table-cell office:value-type="string">
                <text:p>Strategia 3</text:p>
                <draw:g>
                  <svg:desc>Foglio1.AB4:Foglio1.AB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5:Foglio1.Y7</svg:desc>
                </draw:g>
              </table:table-cell>
              <table:table-cell office:value-type="float" office:value="84.875">
                <text:p>84.875</text:p>
                <draw:g>
                  <svg:desc>Foglio1.Z5:Foglio1.Z7</svg:desc>
                </draw:g>
              </table:table-cell>
              <table:table-cell office:value-type="float" office:value="88.365">
                <text:p>88.365</text:p>
                <draw:g>
                  <svg:desc>Foglio1.AA5:Foglio1.AA7</svg:desc>
                </draw:g>
              </table:table-cell>
              <table:table-cell office:value-type="float" office:value="129.0725">
                <text:p>129.0725</text:p>
                <draw:g>
                  <svg:desc>Foglio1.AB5:Foglio1.AB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7.77">
                <text:p>87.77</text:p>
              </table:table-cell>
              <table:table-cell office:value-type="float" office:value="52.125">
                <text:p>52.125</text:p>
              </table:table-cell>
              <table:table-cell office:value-type="float" office:value="67.6225">
                <text:p>67.62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8.325">
                <text:p>38.325</text:p>
              </table:table-cell>
              <table:table-cell office:value-type="float" office:value="59.695">
                <text:p>59.695</text:p>
              </table:table-cell>
              <table:table-cell office:value-type="float" office:value="64.85">
                <text:p>64.8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01cm" svg:y="0.316cm" chart:style-name="ch2">
          <text:p>Tempo di esecuzione per 100'000 valori</text:p>
        </chart:title>
        <chart:legend chart:legend-position="end" svg:x="12.989cm" svg:y="3.703cm" style:legend-expansion="high" chart:style-name="ch3"/>
        <chart:plot-area chart:style-name="ch4" table:cell-range-address="Foglio1.Y26:Foglio1.AB29" chart:data-source-has-labels="both" svg:x="0.32cm" svg:y="1.275cm" svg:width="12.349cm" svg:height="6.564cm">
          <chartooo:coordinate-region svg:x="1.127cm" svg:y="1.474cm" svg:width="11.448cm" svg:height="5.718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27:Foglio1.Y29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glio1.Z27:Foglio1.Z29" chart:label-cell-address="Foglio1.Z26:Foglio1.Z26" chart:class="chart:line">
            <chart:data-point chart:repeated="3"/>
          </chart:series>
          <chart:series chart:style-name="ch9" chart:values-cell-range-address="Foglio1.AA27:Foglio1.AA29" chart:label-cell-address="Foglio1.AA26:Foglio1.AA26" chart:class="chart:line">
            <chart:data-point chart:repeated="3"/>
          </chart:series>
          <chart:series chart:style-name="ch10" chart:values-cell-range-address="Foglio1.AB27:Foglio1.AB29" chart:label-cell-address="Foglio1.AB26:Foglio1.AB2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26:Foglio1.Z26</svg:desc>
                </draw:g>
              </table:table-cell>
              <table:table-cell office:value-type="string">
                <text:p>Strategia 2</text:p>
                <draw:g>
                  <svg:desc>Foglio1.AA26:Foglio1.AA26</svg:desc>
                </draw:g>
              </table:table-cell>
              <table:table-cell office:value-type="string">
                <text:p>Strategia 3</text:p>
                <draw:g>
                  <svg:desc>Foglio1.AB26:Foglio1.AB26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27:Foglio1.Y29</svg:desc>
                </draw:g>
              </table:table-cell>
              <table:table-cell office:value-type="float" office:value="129.7875">
                <text:p>129.7875</text:p>
                <draw:g>
                  <svg:desc>Foglio1.Z27:Foglio1.Z29</svg:desc>
                </draw:g>
              </table:table-cell>
              <table:table-cell office:value-type="float" office:value="174.76125">
                <text:p>174.76125</text:p>
                <draw:g>
                  <svg:desc>Foglio1.AA27:Foglio1.AA29</svg:desc>
                </draw:g>
              </table:table-cell>
              <table:table-cell office:value-type="float" office:value="175.115">
                <text:p>175.115</text:p>
                <draw:g>
                  <svg:desc>Foglio1.AB27:Foglio1.AB2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26.095">
                <text:p>126.095</text:p>
              </table:table-cell>
              <table:table-cell office:value-type="float" office:value="148.1175">
                <text:p>148.1175</text:p>
              </table:table-cell>
              <table:table-cell office:value-type="float" office:value="159.025">
                <text:p>159.0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37.61625">
                <text:p>237.61625</text:p>
              </table:table-cell>
              <table:table-cell office:value-type="float" office:value="243.9325">
                <text:p>243.9325</text:p>
              </table:table-cell>
              <table:table-cell office:value-type="float" office:value="240.44625">
                <text:p>240.4462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842cm" svg:y="0.316cm" chart:style-name="ch2">
          <text:p>Tempo di esecuzione per 1'000'000 valori</text:p>
        </chart:title>
        <chart:legend chart:legend-position="end" svg:x="12.989cm" svg:y="3.703cm" style:legend-expansion="high" chart:style-name="ch3"/>
        <chart:plot-area chart:style-name="ch4" table:cell-range-address="Foglio1.Y48:Foglio1.AB51" chart:data-source-has-labels="both" svg:x="0.32cm" svg:y="1.275cm" svg:width="12.349cm" svg:height="6.564cm">
          <chartooo:coordinate-region svg:x="1.312cm" svg:y="1.474cm" svg:width="11.263cm" svg:height="5.718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49:Foglio1.Y51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glio1.Z49:Foglio1.Z51" chart:label-cell-address="Foglio1.Z48:Foglio1.Z48" chart:class="chart:line">
            <chart:data-point chart:repeated="3"/>
          </chart:series>
          <chart:series chart:style-name="ch9" chart:values-cell-range-address="Foglio1.AA49:Foglio1.AA51" chart:label-cell-address="Foglio1.AA48:Foglio1.AA48" chart:class="chart:line">
            <chart:data-point chart:repeated="3"/>
          </chart:series>
          <chart:series chart:style-name="ch10" chart:values-cell-range-address="Foglio1.AB49:Foglio1.AB51" chart:label-cell-address="Foglio1.AB48:Foglio1.AB48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48:Foglio1.Z48</svg:desc>
                </draw:g>
              </table:table-cell>
              <table:table-cell office:value-type="string">
                <text:p>Strategia 2</text:p>
                <draw:g>
                  <svg:desc>Foglio1.AA48:Foglio1.AA48</svg:desc>
                </draw:g>
              </table:table-cell>
              <table:table-cell office:value-type="string">
                <text:p>Strategia 3</text:p>
                <draw:g>
                  <svg:desc>Foglio1.AB48:Foglio1.AB48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49:Foglio1.Y51</svg:desc>
                </draw:g>
              </table:table-cell>
              <table:table-cell office:value-type="float" office:value="588.12">
                <text:p>588.12</text:p>
                <draw:g>
                  <svg:desc>Foglio1.Z49:Foglio1.Z51</svg:desc>
                </draw:g>
              </table:table-cell>
              <table:table-cell office:value-type="float" office:value="604.51">
                <text:p>604.51</text:p>
                <draw:g>
                  <svg:desc>Foglio1.AA49:Foglio1.AA51</svg:desc>
                </draw:g>
              </table:table-cell>
              <table:table-cell office:value-type="float" office:value="611.98875">
                <text:p>611.98875</text:p>
                <draw:g>
                  <svg:desc>Foglio1.AB49:Foglio1.AB5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87.3975">
                <text:p>1087.3975</text:p>
              </table:table-cell>
              <table:table-cell office:value-type="float" office:value="1059.98125">
                <text:p>1059.98125</text:p>
              </table:table-cell>
              <table:table-cell office:value-type="float" office:value="1131.80125">
                <text:p>1131.801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02.64375">
                <text:p>2102.64375</text:p>
              </table:table-cell>
              <table:table-cell office:value-type="float" office:value="2077.105">
                <text:p>2077.105</text:p>
              </table:table-cell>
              <table:table-cell office:value-type="float" office:value="2125.41375">
                <text:p>2125.413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05cm" svg:y="0.316cm" chart:style-name="ch2">
          <text:p>Efficienza su 100'000 valori</text:p>
        </chart:title>
        <chart:legend chart:legend-position="end" svg:x="12.989cm" svg:y="3.703cm" style:legend-expansion="high" chart:style-name="ch3"/>
        <chart:plot-area chart:style-name="ch4" table:cell-range-address="Foglio1.Y38:Foglio1.AB41" chart:data-source-has-labels="both" svg:x="0.32cm" svg:y="1.275cm" svg:width="12.349cm" svg:height="6.564cm">
          <chartooo:coordinate-region svg:x="1.047cm" svg:y="1.475cm" svg:width="11.528cm" svg:height="5.717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39:Foglio1.Y41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glio1.Z39:Foglio1.Z41" chart:label-cell-address="Foglio1.Z38:Foglio1.Z38" chart:class="chart:line">
            <chart:data-point chart:repeated="3"/>
          </chart:series>
          <chart:series chart:style-name="ch9" chart:values-cell-range-address="Foglio1.AA39:Foglio1.AA41" chart:label-cell-address="Foglio1.AA38:Foglio1.AA38" chart:class="chart:line">
            <chart:data-point chart:repeated="3"/>
          </chart:series>
          <chart:series chart:style-name="ch10" chart:values-cell-range-address="Foglio1.AB39:Foglio1.AB41" chart:label-cell-address="Foglio1.AB38:Foglio1.AB38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38:Foglio1.Z38</svg:desc>
                </draw:g>
              </table:table-cell>
              <table:table-cell office:value-type="string">
                <text:p>Strategia 2</text:p>
                <draw:g>
                  <svg:desc>Foglio1.AA38:Foglio1.AA38</svg:desc>
                </draw:g>
              </table:table-cell>
              <table:table-cell office:value-type="string">
                <text:p>Strategia 3</text:p>
                <draw:g>
                  <svg:desc>Foglio1.AB38:Foglio1.AB38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39:Foglio1.Y41</svg:desc>
                </draw:g>
              </table:table-cell>
              <table:table-cell office:value-type="float" office:value="0.438609987479534">
                <text:p>0.438609987479534</text:p>
                <draw:g>
                  <svg:desc>Foglio1.Z39:Foglio1.Z41</svg:desc>
                </draw:g>
              </table:table-cell>
              <table:table-cell office:value-type="float" office:value="0.325736361750674">
                <text:p>0.325736361750674</text:p>
                <draw:g>
                  <svg:desc>Foglio1.AA39:Foglio1.AA41</svg:desc>
                </draw:g>
              </table:table-cell>
              <table:table-cell office:value-type="float" office:value="0.325078341375667">
                <text:p>0.325078341375667</text:p>
                <draw:g>
                  <svg:desc>Foglio1.AB39:Foglio1.AB4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02908025694913">
                <text:p>0.902908025694913</text:p>
              </table:table-cell>
              <table:table-cell office:value-type="float" office:value="0.768661282427802">
                <text:p>0.768661282427802</text:p>
              </table:table-cell>
              <table:table-cell office:value-type="float" office:value="0.715938924697375">
                <text:p>0.71593892469737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58286207277491">
                <text:p>0.958286207277491</text:p>
              </table:table-cell>
              <table:table-cell office:value-type="float" office:value="0.933472886966681">
                <text:p>0.933472886966681</text:p>
              </table:table-cell>
              <table:table-cell office:value-type="float" office:value="0.947007387305895">
                <text:p>0.947007387305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7" loext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86cm" svg:y="0.316cm" chart:style-name="ch2">
          <text:p>Speed-up su 1'000'000 valori</text:p>
        </chart:title>
        <chart:legend chart:legend-position="end" svg:x="12.989cm" svg:y="3.703cm" style:legend-expansion="high" chart:style-name="ch3"/>
        <chart:plot-area chart:style-name="ch4" table:cell-range-address="Foglio1.Y54:Foglio1.AB57" chart:data-source-has-labels="both" svg:x="0.32cm" svg:y="1.275cm" svg:width="12.349cm" svg:height="6.564cm">
          <chartooo:coordinate-region svg:x="0.756cm" svg:y="1.474cm" svg:width="11.819cm" svg:height="5.718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55:Foglio1.Y57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Foglio1.Z55:Foglio1.Z57" chart:label-cell-address="Foglio1.Z54:Foglio1.Z54" chart:class="chart:line">
            <chart:data-point chart:repeated="3"/>
          </chart:series>
          <chart:series chart:style-name="ch10" chart:values-cell-range-address="Foglio1.AA55:Foglio1.AA57" chart:label-cell-address="Foglio1.AA54:Foglio1.AA54" chart:class="chart:line">
            <chart:data-point chart:repeated="3"/>
          </chart:series>
          <chart:series chart:style-name="ch11" chart:values-cell-range-address="Foglio1.AB55:Foglio1.AB57" chart:label-cell-address="Foglio1.AB54:Foglio1.AB54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54:Foglio1.Z54</svg:desc>
                </draw:g>
              </table:table-cell>
              <table:table-cell office:value-type="string">
                <text:p>Strategia 2</text:p>
                <draw:g>
                  <svg:desc>Foglio1.AA54:Foglio1.AA54</svg:desc>
                </draw:g>
              </table:table-cell>
              <table:table-cell office:value-type="string">
                <text:p>Strategia 3</text:p>
                <draw:g>
                  <svg:desc>Foglio1.AB54:Foglio1.AB54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55:Foglio1.Y57</svg:desc>
                </draw:g>
              </table:table-cell>
              <table:table-cell office:value-type="float" office:value="6.73117305991975">
                <text:p>6.73117305991975</text:p>
                <draw:g>
                  <svg:desc>Foglio1.Z55:Foglio1.Z57</svg:desc>
                </draw:g>
              </table:table-cell>
              <table:table-cell office:value-type="float" office:value="6.54867165142016">
                <text:p>6.54867165142016</text:p>
                <draw:g>
                  <svg:desc>Foglio1.AA55:Foglio1.AA57</svg:desc>
                </draw:g>
              </table:table-cell>
              <table:table-cell office:value-type="float" office:value="6.46864423569878">
                <text:p>6.46864423569878</text:p>
                <draw:g>
                  <svg:desc>Foglio1.AB55:Foglio1.AB57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64056152418964">
                <text:p>3.64056152418964</text:p>
              </table:table-cell>
              <table:table-cell office:value-type="float" office:value="3.73472408120427">
                <text:p>3.73472408120427</text:p>
              </table:table-cell>
              <table:table-cell office:value-type="float" office:value="3.497732044385">
                <text:p>3.4977320443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8274285646344">
                <text:p>1.88274285646344</text:p>
              </table:table-cell>
              <table:table-cell office:value-type="float" office:value="1.90589185428758">
                <text:p>1.90589185428758</text:p>
              </table:table-cell>
              <table:table-cell office:value-type="float" office:value="1.86257264026828">
                <text:p>1.862572640268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22cm" svg:y="0.316cm" chart:style-name="ch2">
          <text:p>Speed-up su 1000 valori</text:p>
        </chart:title>
        <chart:legend chart:legend-position="end" svg:x="12.989cm" svg:y="3.703cm" style:legend-expansion="high" chart:style-name="ch3"/>
        <chart:plot-area chart:style-name="ch4" table:cell-range-address="Foglio1.Y10:Foglio1.AB13" chart:data-source-has-labels="both" svg:x="0.32cm" svg:y="1.275cm" svg:width="12.349cm" svg:height="6.564cm">
          <chartooo:coordinate-region svg:x="1.232cm" svg:y="1.474cm" svg:width="11.343cm" svg:height="5.718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11:Foglio1.Y13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glio1.Z11:Foglio1.Z13" chart:label-cell-address="Foglio1.Z10:Foglio1.Z10" chart:class="chart:line">
            <chart:data-point chart:repeated="3"/>
          </chart:series>
          <chart:series chart:style-name="ch9" chart:values-cell-range-address="Foglio1.AA11:Foglio1.AA13" chart:label-cell-address="Foglio1.AA10:Foglio1.AA10" chart:class="chart:line">
            <chart:data-point chart:repeated="3"/>
          </chart:series>
          <chart:series chart:style-name="ch10" chart:values-cell-range-address="Foglio1.AB11:Foglio1.AB13" chart:label-cell-address="Foglio1.AB10:Foglio1.AB1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10:Foglio1.Z10</svg:desc>
                </draw:g>
              </table:table-cell>
              <table:table-cell office:value-type="string">
                <text:p>Strategia 2</text:p>
                <draw:g>
                  <svg:desc>Foglio1.AA10:Foglio1.AA10</svg:desc>
                </draw:g>
              </table:table-cell>
              <table:table-cell office:value-type="string">
                <text:p>Strategia 3</text:p>
                <draw:g>
                  <svg:desc>Foglio1.AB10:Foglio1.AB1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11:Foglio1.Y13</svg:desc>
                </draw:g>
              </table:table-cell>
              <table:table-cell office:value-type="float" office:value="0.176966126656848">
                <text:p>0.176966126656848</text:p>
                <draw:g>
                  <svg:desc>Foglio1.Z11:Foglio1.Z13</svg:desc>
                </draw:g>
              </table:table-cell>
              <table:table-cell office:value-type="float" office:value="0.169976800769535">
                <text:p>0.169976800769535</text:p>
                <draw:g>
                  <svg:desc>Foglio1.AA11:Foglio1.AA13</svg:desc>
                </draw:g>
              </table:table-cell>
              <table:table-cell office:value-type="float" office:value="0.116368707509346">
                <text:p>0.116368707509346</text:p>
                <draw:g>
                  <svg:desc>Foglio1.AB11:Foglio1.AB1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7112908738749">
                <text:p>0.17112908738749</text:p>
              </table:table-cell>
              <table:table-cell office:value-type="float" office:value="0.288153477218225">
                <text:p>0.288153477218225</text:p>
              </table:table-cell>
              <table:table-cell office:value-type="float" office:value="0.222115420163407">
                <text:p>0.22211542016340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9191128506197">
                <text:p>0.39191128506197</text:p>
              </table:table-cell>
              <table:table-cell office:value-type="float" office:value="0.251612362844459">
                <text:p>0.251612362844459</text:p>
              </table:table-cell>
              <table:table-cell office:value-type="float" office:value="0.231611410948342">
                <text:p>0.23161141094834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83cm" svg:y="0.316cm" chart:style-name="ch2">
          <text:p>Efficienza su 1000 valori</text:p>
        </chart:title>
        <chart:legend chart:legend-position="end" svg:x="12.989cm" svg:y="3.703cm" style:legend-expansion="high" chart:style-name="ch3"/>
        <chart:plot-area chart:style-name="ch4" table:cell-range-address="Foglio1.Y16:Foglio1.AB19" chart:data-source-has-labels="both" svg:x="0.32cm" svg:y="1.275cm" svg:width="12.349cm" svg:height="6.564cm">
          <chartooo:coordinate-region svg:x="1.232cm" svg:y="1.474cm" svg:width="11.343cm" svg:height="5.718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17:Foglio1.Y19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glio1.Z17:Foglio1.Z19" chart:label-cell-address="Foglio1.Z16:Foglio1.Z16" chart:class="chart:line">
            <chart:data-point chart:repeated="3"/>
          </chart:series>
          <chart:series chart:style-name="ch9" chart:values-cell-range-address="Foglio1.AA17:Foglio1.AA19" chart:label-cell-address="Foglio1.AA16:Foglio1.AA16" chart:class="chart:line">
            <chart:data-point chart:repeated="3"/>
          </chart:series>
          <chart:series chart:style-name="ch10" chart:values-cell-range-address="Foglio1.AB17:Foglio1.AB19" chart:label-cell-address="Foglio1.AB16:Foglio1.AB16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16:Foglio1.Z16</svg:desc>
                </draw:g>
              </table:table-cell>
              <table:table-cell office:value-type="string">
                <text:p>Strategia 2</text:p>
                <draw:g>
                  <svg:desc>Foglio1.AA16:Foglio1.AA16</svg:desc>
                </draw:g>
              </table:table-cell>
              <table:table-cell office:value-type="string">
                <text:p>Strategia 3</text:p>
                <draw:g>
                  <svg:desc>Foglio1.AB16:Foglio1.AB16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17:Foglio1.Y19</svg:desc>
                </draw:g>
              </table:table-cell>
              <table:table-cell office:value-type="float" office:value="0.022120765832106">
                <text:p>0.022120765832106</text:p>
                <draw:g>
                  <svg:desc>Foglio1.Z17:Foglio1.Z19</svg:desc>
                </draw:g>
              </table:table-cell>
              <table:table-cell office:value-type="float" office:value="0.0212471000961919">
                <text:p>0.0212471000961919</text:p>
                <draw:g>
                  <svg:desc>Foglio1.AA17:Foglio1.AA19</svg:desc>
                </draw:g>
              </table:table-cell>
              <table:table-cell office:value-type="float" office:value="0.0145460884386682">
                <text:p>0.0145460884386682</text:p>
                <draw:g>
                  <svg:desc>Foglio1.AB17:Foglio1.AB1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427822718468725">
                <text:p>0.0427822718468725</text:p>
              </table:table-cell>
              <table:table-cell office:value-type="float" office:value="0.0720383693045564">
                <text:p>0.0720383693045564</text:p>
              </table:table-cell>
              <table:table-cell office:value-type="float" office:value="0.0555288550408518">
                <text:p>0.05552885504085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95955642530985">
                <text:p>0.195955642530985</text:p>
              </table:table-cell>
              <table:table-cell office:value-type="float" office:value="0.12580618142223">
                <text:p>0.12580618142223</text:p>
              </table:table-cell>
              <table:table-cell office:value-type="float" office:value="0.115805705474171">
                <text:p>0.1158057054741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46cm" svg:y="0.316cm" chart:style-name="ch2">
          <text:p>Efficienza su 1'000'000 valori</text:p>
        </chart:title>
        <chart:legend chart:legend-position="end" svg:x="12.989cm" svg:y="3.703cm" style:legend-expansion="high" chart:style-name="ch3"/>
        <chart:plot-area chart:style-name="ch4" table:cell-range-address="Foglio1.Y60:Foglio1.AB63" chart:data-source-has-labels="both" svg:x="0.32cm" svg:y="1.275cm" svg:width="12.349cm" svg:height="6.564cm">
          <chartooo:coordinate-region svg:x="1.232cm" svg:y="1.474cm" svg:width="11.343cm" svg:height="5.718cm"/>
          <chart:axis chart:dimension="x" chart:name="primary-x" chart:style-name="ch5" chartooo:axis-type="auto">
            <chartooo:date-scale/>
            <chart:title svg:x="5.669cm" svg:y="8.019cm" chart:style-name="ch6">
              <text:p>Processori</text:p>
            </chart:title>
            <chart:categories table:cell-range-address="Foglio1.Y61:Foglio1.Y63"/>
            <chart:grid chart:style-name="ch7" chart:class="major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oglio1.Z61:Foglio1.Z63" chart:label-cell-address="Foglio1.Z60:Foglio1.Z60" chart:class="chart:line">
            <chart:data-point chart:repeated="3"/>
          </chart:series>
          <chart:series chart:style-name="ch9" chart:values-cell-range-address="Foglio1.AA61:Foglio1.AA63" chart:label-cell-address="Foglio1.AA60:Foglio1.AA60" chart:class="chart:line">
            <chart:data-point chart:repeated="3"/>
          </chart:series>
          <chart:series chart:style-name="ch10" chart:values-cell-range-address="Foglio1.AB61:Foglio1.AB63" chart:label-cell-address="Foglio1.AB60:Foglio1.AB60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ia 1</text:p>
                <draw:g>
                  <svg:desc>Foglio1.Z60:Foglio1.Z60</svg:desc>
                </draw:g>
              </table:table-cell>
              <table:table-cell office:value-type="string">
                <text:p>Strategia 2</text:p>
                <draw:g>
                  <svg:desc>Foglio1.AA60:Foglio1.AA60</svg:desc>
                </draw:g>
              </table:table-cell>
              <table:table-cell office:value-type="string">
                <text:p>Strategia 3</text:p>
                <draw:g>
                  <svg:desc>Foglio1.AB60:Foglio1.AB60</svg:desc>
                </draw:g>
              </table:table-cell>
            </table:table-row>
          </table:table-header-rows>
          <table:table-rows>
            <table:table-row>
              <table:table-cell office:value-type="float" office:value="8">
                <text:p>8</text:p>
                <draw:g>
                  <svg:desc>Foglio1.Y61:Foglio1.Y63</svg:desc>
                </draw:g>
              </table:table-cell>
              <table:table-cell office:value-type="float" office:value="0.841396632489968">
                <text:p>0.841396632489968</text:p>
                <draw:g>
                  <svg:desc>Foglio1.Z61:Foglio1.Z63</svg:desc>
                </draw:g>
              </table:table-cell>
              <table:table-cell office:value-type="float" office:value="0.81858395642752">
                <text:p>0.81858395642752</text:p>
                <draw:g>
                  <svg:desc>Foglio1.AA61:Foglio1.AA63</svg:desc>
                </draw:g>
              </table:table-cell>
              <table:table-cell office:value-type="float" office:value="0.808580529462347">
                <text:p>0.808580529462347</text:p>
                <draw:g>
                  <svg:desc>Foglio1.AB61:Foglio1.AB63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10140381047409">
                <text:p>0.910140381047409</text:p>
              </table:table-cell>
              <table:table-cell office:value-type="float" office:value="0.933681020301067">
                <text:p>0.933681020301067</text:p>
              </table:table-cell>
              <table:table-cell office:value-type="float" office:value="0.87443301109625">
                <text:p>0.8744330110962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137142823172">
                <text:p>0.94137142823172</text:p>
              </table:table-cell>
              <table:table-cell office:value-type="float" office:value="0.952945927143789">
                <text:p>0.952945927143789</text:p>
              </table:table-cell>
              <table:table-cell office:value-type="float" office:value="0.931286320134138">
                <text:p>0.9312863201341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